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492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3791in"/>
    </style:style>
    <style:style style:name="co4" style:family="table-column">
      <style:table-column-properties fo:break-before="auto" style:column-width="0.498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1.3264in"/>
    </style:style>
    <style:style style:name="co9" style:family="table-column">
      <style:table-column-properties fo:break-before="auto" style:column-width="1.0465in"/>
    </style:style>
    <style:style style:name="co10" style:family="table-column">
      <style:table-column-properties fo:break-before="auto" style:column-width="1.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bui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>
            <text:p>Comment</text:p>
          </table:table-cell>
          <table:table-cell office:value-type="string">
            <text:p>Chip Pin</text:p>
          </table:table-cell>
          <table:table-cell office:value-type="string">
            <text:p>Port</text:p>
          </table:table-cell>
          <table:table-cell office:value-type="string">
            <text:p>InPort</text:p>
          </table:table-cell>
          <table:table-cell office:value-type="string">
            <text:p>D Pin</text:p>
          </table:table-cell>
          <table:table-cell office:value-type="string">
            <text:p>PCINT</text:p>
          </table:table-cell>
          <table:table-cell office:value-type="string">
            <text:p>Comment</text:p>
          </table:table-cell>
          <table:table-cell office:value-type="string">
            <text:p>TIMER</text:p>
          </table:table-cell>
          <table:table-cell office:value-type="string">
            <text:p>bitmask[]</text:p>
          </table:table-cell>
          <table:table-cell office:value-type="string">
            <text:p>pcint[]</text:p>
          </table:table-cell>
          <table:table-cell office:value-type="string">
            <text:p>chip left</text:p>
          </table:table-cell>
          <table:table-cell office:value-type="string">
            <text:p>pin[]</text:p>
          </table:table-cell>
          <table:table-cell office:value-type="string">
            <text:p>timer[]</text:p>
          </table:table-cell>
        </table:table-row>
        <table:table-row table:style-name="ro1">
          <table:table-cell office:value-type="string">
            <text:p>// <text:s text:c="9"/>RX0 (D 0) <text:s text:c="2"/>PD0 14| <text:s text:c="7"/></text:p>
          </table:table-cell>
          <table:table-cell office:value-type="float" office:value="14">
            <text:p>14</text:p>
          </table:table-cell>
          <table:table-cell office:value-type="string">
            <text:p>PD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X0</text:p>
          </table:table-cell>
          <table:table-cell office:value-type="string">
            <text:p>NOT_ON_TIMER,</text:p>
          </table:table-cell>
          <table:table-cell table:formula="of:=CONCATENATE(&quot;_BV(&quot;;[.D2];&quot;), // D&quot;;[.E2];&quot; &quot;;[.C2];[.D2])" office:value-type="string" office:string-value="_BV(0), // D0 PD0">
            <text:p>_BV(0), // D0 PD0</text:p>
          </table:table-cell>
          <table:table-cell table:formula="of:=CONCATENATE([.F2];&quot;, // D&quot;;[.E2];&quot; &quot;;[.C2];[.D2])" office:value-type="string" office:string-value="24, // D0 PD0">
            <text:p>24, // D0 PD0</text:p>
          </table:table-cell>
          <table:table-cell table:formula="of:=CONCATENATE(&quot;Pin &quot;;[.B2];&quot; &quot;;[.C2];[.D2];&quot; (D &quot;;[.E2];&quot;) &quot;;[.G2])" office:value-type="string" office:string-value="Pin 14 PD0 (D 0) RX0">
            <text:p>Pin 14 PD0 (D 0) RX0</text:p>
          </table:table-cell>
          <table:table-cell table:formula="of:=CONCATENATE([.C2];&quot;, // D&quot;;[.E2])" office:value-type="string" office:string-value="PD, // D0">
            <text:p>PD, // D0</text:p>
          </table:table-cell>
          <table:table-cell table:formula="of:=CONCATENATE([.H2];&quot; // D&quot;;[.E2];&quot; &quot;;[.C2];[.D2])" office:value-type="string" office:string-value="NOT_ON_TIMER, // D0 PD0">
            <text:p>NOT_ON_TIMER, // D0 PD0</text:p>
          </table:table-cell>
        </table:table-row>
        <table:table-row table:style-name="ro1">
          <table:table-cell office:value-type="string">
            <text:p>// <text:s text:c="9"/>TX0 (D 1) <text:s text:c="2"/>PD1 15| <text:s text:c="7"/></text:p>
          </table:table-cell>
          <table:table-cell office:value-type="float" office:value="15">
            <text:p>15</text:p>
          </table:table-cell>
          <table:table-cell office:value-type="string">
            <text:p>PD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TX0</text:p>
          </table:table-cell>
          <table:table-cell office:value-type="string">
            <text:p>NOT_ON_TIMER,</text:p>
          </table:table-cell>
          <table:table-cell table:formula="of:=CONCATENATE(&quot;_BV(&quot;;[.D3];&quot;), // D&quot;;[.E3];&quot; &quot;;[.C3];[.D3])" office:value-type="string" office:string-value="_BV(1), // D1 PD1">
            <text:p>_BV(1), // D1 PD1</text:p>
          </table:table-cell>
          <table:table-cell table:formula="of:=CONCATENATE([.F3];&quot;, // D&quot;;[.E3];&quot; &quot;;[.C3];[.D3])" office:value-type="string" office:string-value="25, // D1 PD1">
            <text:p>25, // D1 PD1</text:p>
          </table:table-cell>
          <table:table-cell table:formula="of:=CONCATENATE(&quot;Pin &quot;;[.B3];&quot; &quot;;[.C3];[.D3];&quot; (D &quot;;[.E3];&quot;) &quot;;[.G3])" office:value-type="string" office:string-value="Pin 15 PD1 (D 1) TX0">
            <text:p>Pin 15 PD1 (D 1) TX0</text:p>
          </table:table-cell>
          <table:table-cell table:formula="of:=CONCATENATE([.C3];&quot;, // D&quot;;[.E3])" office:value-type="string" office:string-value="PD, // D1">
            <text:p>PD, // D1</text:p>
          </table:table-cell>
          <table:table-cell table:formula="of:=CONCATENATE([.H3];&quot; // D&quot;;[.E3];&quot; &quot;;[.C3];[.D3])" office:value-type="string" office:string-value="NOT_ON_TIMER, // D1 PD1">
            <text:p>NOT_ON_TIMER, // D1 PD1</text:p>
          </table:table-cell>
        </table:table-row>
        <table:table-row table:style-name="ro1">
          <table:table-cell office:value-type="string">
            <text:p>// <text:s text:c="4"/>INT0 RX1 (D 2) <text:s text:c="2"/>PD2 16| <text:s text:c="7"/></text:p>
          </table:table-cell>
          <table:table-cell office:value-type="float" office:value="16">
            <text:p>16</text:p>
          </table:table-cell>
          <table:table-cell office:value-type="string">
            <text:p>PD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INT0 RX1</text:p>
          </table:table-cell>
          <table:table-cell office:value-type="string">
            <text:p>NOT_ON_TIMER,</text:p>
          </table:table-cell>
          <table:table-cell table:formula="of:=CONCATENATE(&quot;_BV(&quot;;[.D4];&quot;), // D&quot;;[.E4];&quot; &quot;;[.C4];[.D4])" office:value-type="string" office:string-value="_BV(2), // D2 PD2">
            <text:p>_BV(2), // D2 PD2</text:p>
          </table:table-cell>
          <table:table-cell table:formula="of:=CONCATENATE([.F4];&quot;, // D&quot;;[.E4];&quot; &quot;;[.C4];[.D4])" office:value-type="string" office:string-value="26, // D2 PD2">
            <text:p>26, // D2 PD2</text:p>
          </table:table-cell>
          <table:table-cell table:formula="of:=CONCATENATE(&quot;Pin &quot;;[.B4];&quot; &quot;;[.C4];[.D4];&quot; (D &quot;;[.E4];&quot;) &quot;;[.G4])" office:value-type="string" office:string-value="Pin 16 PD2 (D 2) INT0 RX1">
            <text:p>Pin 16 PD2 (D 2) INT0 RX1</text:p>
          </table:table-cell>
          <table:table-cell table:formula="of:=CONCATENATE([.C4];&quot;, // D&quot;;[.E4])" office:value-type="string" office:string-value="PD, // D2">
            <text:p>PD, // D2</text:p>
          </table:table-cell>
          <table:table-cell table:formula="of:=CONCATENATE([.H4];&quot; // D&quot;;[.E4];&quot; &quot;;[.C4];[.D4])" office:value-type="string" office:string-value="NOT_ON_TIMER, // D2 PD2">
            <text:p>NOT_ON_TIMER, // D2 PD2</text:p>
          </table:table-cell>
        </table:table-row>
        <table:table-row table:style-name="ro1">
          <table:table-cell office:value-type="string">
            <text:p>// <text:s text:c="4"/>INT1 TX1 (D 3) <text:s text:c="2"/>PD3 17| <text:s text:c="7"/></text:p>
          </table:table-cell>
          <table:table-cell office:value-type="float" office:value="17">
            <text:p>17</text:p>
          </table:table-cell>
          <table:table-cell office:value-type="string">
            <text:p>PD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T1 TX1</text:p>
          </table:table-cell>
          <table:table-cell office:value-type="string">
            <text:p>NOT_ON_TIMER,</text:p>
          </table:table-cell>
          <table:table-cell table:formula="of:=CONCATENATE(&quot;_BV(&quot;;[.D5];&quot;), // D&quot;;[.E5];&quot; &quot;;[.C5];[.D5])" office:value-type="string" office:string-value="_BV(3), // D3 PD3">
            <text:p>_BV(3), // D3 PD3</text:p>
          </table:table-cell>
          <table:table-cell table:formula="of:=CONCATENATE([.F5];&quot;, // D&quot;;[.E5];&quot; &quot;;[.C5];[.D5])" office:value-type="string" office:string-value="27, // D3 PD3">
            <text:p>27, // D3 PD3</text:p>
          </table:table-cell>
          <table:table-cell table:formula="of:=CONCATENATE(&quot;Pin &quot;;[.B5];&quot; &quot;;[.C5];[.D5];&quot; (D &quot;;[.E5];&quot;) &quot;;[.G5])" office:value-type="string" office:string-value="Pin 17 PD3 (D 3) INT1 TX1">
            <text:p>Pin 17 PD3 (D 3) INT1 TX1</text:p>
          </table:table-cell>
          <table:table-cell table:formula="of:=CONCATENATE([.C5];&quot;, // D&quot;;[.E5])" office:value-type="string" office:string-value="PD, // D3">
            <text:p>PD, // D3</text:p>
          </table:table-cell>
          <table:table-cell table:formula="of:=CONCATENATE([.H5];&quot; // D&quot;;[.E5];&quot; &quot;;[.C5];[.D5])" office:value-type="string" office:string-value="NOT_ON_TIMER, // D3 PD3">
            <text:p>NOT_ON_TIMER, // D3 PD3</text:p>
          </table:table-cell>
        </table:table-row>
        <table:table-row table:style-name="ro1">
          <table:table-cell office:value-type="string">
            <text:p>// <text:s text:c="14"/>(D 4) <text:s/>PB0 <text:s/>1| <text:s text:c="7"/></text:p>
          </table:table-cell>
          <table:table-cell office:value-type="float" office:value="1">
            <text:p>1</text:p>
          </table:table-cell>
          <table:table-cell office:value-type="string">
            <text:p>P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OT_ON_TIMER,</text:p>
          </table:table-cell>
          <table:table-cell table:formula="of:=CONCATENATE(&quot;_BV(&quot;;[.D6];&quot;), // D&quot;;[.E6];&quot; &quot;;[.C6];[.D6])" office:value-type="string" office:string-value="_BV(0), // D4 PB0">
            <text:p>_BV(0), // D4 PB0</text:p>
          </table:table-cell>
          <table:table-cell table:formula="of:=CONCATENATE([.F6];&quot;, // D&quot;;[.E6];&quot; &quot;;[.C6];[.D6])" office:value-type="string" office:string-value="8, // D4 PB0">
            <text:p>8, // D4 PB0</text:p>
          </table:table-cell>
          <table:table-cell table:formula="of:=CONCATENATE(&quot;Pin &quot;;[.B6];&quot; &quot;;[.C6];[.D6];&quot; (D &quot;;[.E6];&quot;) &quot;;[.G6])" office:value-type="string" office:string-value="Pin 1 PB0 (D 4) ">
            <text:p>Pin 1 PB0 (D 4) </text:p>
          </table:table-cell>
          <table:table-cell table:formula="of:=CONCATENATE([.C6];&quot;, // D&quot;;[.E6])" office:value-type="string" office:string-value="PB, // D4">
            <text:p>PB, // D4</text:p>
          </table:table-cell>
          <table:table-cell table:formula="of:=CONCATENATE([.H6];&quot; // D&quot;;[.E6];&quot; &quot;;[.C6];[.D6])" office:value-type="string" office:string-value="NOT_ON_TIMER, // D4 PB0">
            <text:p>NOT_ON_TIMER, // D4 PB0</text:p>
          </table:table-cell>
        </table:table-row>
        <table:table-row table:style-name="ro1">
          <table:table-cell office:value-type="string">
            <text:p>// <text:s text:c="14"/>(D 5) <text:s/>PB1 <text:s/>2| <text:s text:c="7"/></text:p>
          </table:table-cell>
          <table:table-cell office:value-type="float" office:value="2">
            <text:p>2</text:p>
          </table:table-cell>
          <table:table-cell office:value-type="string">
            <text:p>P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OT_ON_TIMER,</text:p>
          </table:table-cell>
          <table:table-cell table:formula="of:=CONCATENATE(&quot;_BV(&quot;;[.D7];&quot;), // D&quot;;[.E7];&quot; &quot;;[.C7];[.D7])" office:value-type="string" office:string-value="_BV(1), // D5 PB1">
            <text:p>_BV(1), // D5 PB1</text:p>
          </table:table-cell>
          <table:table-cell table:formula="of:=CONCATENATE([.F7];&quot;, // D&quot;;[.E7];&quot; &quot;;[.C7];[.D7])" office:value-type="string" office:string-value="9, // D5 PB1">
            <text:p>9, // D5 PB1</text:p>
          </table:table-cell>
          <table:table-cell table:formula="of:=CONCATENATE(&quot;Pin &quot;;[.B7];&quot; &quot;;[.C7];[.D7];&quot; (D &quot;;[.E7];&quot;) &quot;;[.G7])" office:value-type="string" office:string-value="Pin 2 PB1 (D 5) ">
            <text:p>Pin 2 PB1 (D 5) </text:p>
          </table:table-cell>
          <table:table-cell table:formula="of:=CONCATENATE([.C7];&quot;, // D&quot;;[.E7])" office:value-type="string" office:string-value="PB, // D5">
            <text:p>PB, // D5</text:p>
          </table:table-cell>
          <table:table-cell table:formula="of:=CONCATENATE([.H7];&quot; // D&quot;;[.E7];&quot; &quot;;[.C7];[.D7])" office:value-type="string" office:string-value="NOT_ON_TIMER, // D5 PB1">
            <text:p>NOT_ON_TIMER, // D5 PB1</text:p>
          </table:table-cell>
        </table:table-row>
        <table:table-row table:style-name="ro1">
          <table:table-cell office:value-type="string">
            <text:p>// <text:s text:c="9"/>INT2 (D 6) <text:s/>PB2 <text:s/>3| <text:s text:c="7"/></text:p>
          </table:table-cell>
          <table:table-cell office:value-type="float" office:value="3">
            <text:p>3</text:p>
          </table:table-cell>
          <table:table-cell office:value-type="string">
            <text:p>P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INT2</text:p>
          </table:table-cell>
          <table:table-cell office:value-type="string">
            <text:p>NOT_ON_TIMER,</text:p>
          </table:table-cell>
          <table:table-cell table:formula="of:=CONCATENATE(&quot;_BV(&quot;;[.D8];&quot;), // D&quot;;[.E8];&quot; &quot;;[.C8];[.D8])" office:value-type="string" office:string-value="_BV(2), // D6 PB2">
            <text:p>_BV(2), // D6 PB2</text:p>
          </table:table-cell>
          <table:table-cell table:formula="of:=CONCATENATE([.F8];&quot;, // D&quot;;[.E8];&quot; &quot;;[.C8];[.D8])" office:value-type="string" office:string-value="10, // D6 PB2">
            <text:p>10, // D6 PB2</text:p>
          </table:table-cell>
          <table:table-cell table:formula="of:=CONCATENATE(&quot;Pin &quot;;[.B8];&quot; &quot;;[.C8];[.D8];&quot; (D &quot;;[.E8];&quot;) &quot;;[.G8])" office:value-type="string" office:string-value="Pin 3 PB2 (D 6) INT2">
            <text:p>Pin 3 PB2 (D 6) INT2</text:p>
          </table:table-cell>
          <table:table-cell table:formula="of:=CONCATENATE([.C8];&quot;, // D&quot;;[.E8])" office:value-type="string" office:string-value="PB, // D6">
            <text:p>PB, // D6</text:p>
          </table:table-cell>
          <table:table-cell table:formula="of:=CONCATENATE([.H8];&quot; // D&quot;;[.E8];&quot; &quot;;[.C8];[.D8])" office:value-type="string" office:string-value="NOT_ON_TIMER, // D6 PB2">
            <text:p>NOT_ON_TIMER, // D6 PB2</text:p>
          </table:table-cell>
        </table:table-row>
        <table:table-row table:style-name="ro1">
          <table:table-cell office:value-type="string">
            <text:p>// <text:s text:c="10"/>PWM (D 7) <text:s/>PB3 <text:s/>4| <text:s text:c="7"/></text:p>
          </table:table-cell>
          <table:table-cell office:value-type="float" office:value="4">
            <text:p>4</text:p>
          </table:table-cell>
          <table:table-cell office:value-type="string">
            <text:p>P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PWM</text:p>
          </table:table-cell>
          <table:table-cell office:value-type="string">
            <text:p>TIMER0A,</text:p>
          </table:table-cell>
          <table:table-cell table:formula="of:=CONCATENATE(&quot;_BV(&quot;;[.D9];&quot;), // D&quot;;[.E9];&quot; &quot;;[.C9];[.D9])" office:value-type="string" office:string-value="_BV(3), // D7 PB3">
            <text:p>_BV(3), // D7 PB3</text:p>
          </table:table-cell>
          <table:table-cell table:formula="of:=CONCATENATE([.F9];&quot;, // D&quot;;[.E9];&quot; &quot;;[.C9];[.D9])" office:value-type="string" office:string-value="11, // D7 PB3">
            <text:p>11, // D7 PB3</text:p>
          </table:table-cell>
          <table:table-cell table:formula="of:=CONCATENATE(&quot;Pin &quot;;[.B9];&quot; &quot;;[.C9];[.D9];&quot; (D &quot;;[.E9];&quot;) &quot;;[.G9])" office:value-type="string" office:string-value="Pin 4 PB3 (D 7) PWM">
            <text:p>Pin 4 PB3 (D 7) PWM</text:p>
          </table:table-cell>
          <table:table-cell table:formula="of:=CONCATENATE([.C9];&quot;, // D&quot;;[.E9])" office:value-type="string" office:string-value="PB, // D7">
            <text:p>PB, // D7</text:p>
          </table:table-cell>
          <table:table-cell table:formula="of:=CONCATENATE([.H9];&quot; // D&quot;;[.E9];&quot; &quot;;[.C9];[.D9])" office:value-type="string" office:string-value="TIMER0A, // D7 PB3">
            <text:p>TIMER0A, // D7 PB3</text:p>
          </table:table-cell>
        </table:table-row>
        <table:table-row table:style-name="ro1">
          <table:table-cell office:value-type="string">
            <text:p>// <text:s text:c="9"/>PWM (D 8 ) <text:s/>PD5 19| <text:s text:c="7"/></text:p>
          </table:table-cell>
          <table:table-cell office:value-type="float" office:value="19">
            <text:p>19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PWM</text:p>
          </table:table-cell>
          <table:table-cell office:value-type="string">
            <text:p>TIMER1A,</text:p>
          </table:table-cell>
          <table:table-cell table:formula="of:=CONCATENATE(&quot;_BV(&quot;;[.D10];&quot;), // D&quot;;[.E10];&quot; &quot;;[.C10];[.D10])" office:value-type="string" office:string-value="_BV(5), // D8 PD5">
            <text:p>_BV(5), // D8 PD5</text:p>
          </table:table-cell>
          <table:table-cell table:formula="of:=CONCATENATE([.F10];&quot;, // D&quot;;[.E10];&quot; &quot;;[.C10];[.D10])" office:value-type="string" office:string-value="29, // D8 PD5">
            <text:p>29, // D8 PD5</text:p>
          </table:table-cell>
          <table:table-cell table:formula="of:=CONCATENATE(&quot;Pin &quot;;[.B10];&quot; &quot;;[.C10];[.D10];&quot; (D &quot;;[.E10];&quot;) &quot;;[.G10])" office:value-type="string" office:string-value="Pin 19 PD5 (D 8) PWM">
            <text:p>Pin 19 PD5 (D 8) PWM</text:p>
          </table:table-cell>
          <table:table-cell table:formula="of:=CONCATENATE([.C10];&quot;, // D&quot;;[.E10])" office:value-type="string" office:string-value="PD, // D8">
            <text:p>PD, // D8</text:p>
          </table:table-cell>
          <table:table-cell table:formula="of:=CONCATENATE([.H10];&quot; // D&quot;;[.E10];&quot; &quot;;[.C10];[.D10])" office:value-type="string" office:string-value="TIMER1A, // D8 PD5">
            <text:p>TIMER1A, // D8 PD5</text:p>
          </table:table-cell>
        </table:table-row>
        <table:table-row table:style-name="ro1">
          <table:table-cell office:value-type="string">
            <text:p>// <text:s text:c="9"/>PWM (D 9) <text:s text:c="2"/>PD6 20| <text:s text:c="7"/></text:p>
          </table:table-cell>
          <table:table-cell office:value-type="float" office:value="20">
            <text:p>20</text:p>
          </table:table-cell>
          <table:table-cell office:value-type="string">
            <text:p>PD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PWM</text:p>
          </table:table-cell>
          <table:table-cell office:value-type="string">
            <text:p>TIMER2B,</text:p>
          </table:table-cell>
          <table:table-cell table:formula="of:=CONCATENATE(&quot;_BV(&quot;;[.D11];&quot;), // D&quot;;[.E11];&quot; &quot;;[.C11];[.D11])" office:value-type="string" office:string-value="_BV(6), // D9 PD6">
            <text:p>_BV(6), // D9 PD6</text:p>
          </table:table-cell>
          <table:table-cell table:formula="of:=CONCATENATE([.F11];&quot;, // D&quot;;[.E11];&quot; &quot;;[.C11];[.D11])" office:value-type="string" office:string-value="30, // D9 PD6">
            <text:p>30, // D9 PD6</text:p>
          </table:table-cell>
          <table:table-cell table:formula="of:=CONCATENATE(&quot;Pin &quot;;[.B11];&quot; &quot;;[.C11];[.D11];&quot; (D &quot;;[.E11];&quot;) &quot;;[.G11])" office:value-type="string" office:string-value="Pin 20 PD6 (D 9) PWM">
            <text:p>Pin 20 PD6 (D 9) PWM</text:p>
          </table:table-cell>
          <table:table-cell table:formula="of:=CONCATENATE([.C11];&quot;, // D&quot;;[.E11])" office:value-type="string" office:string-value="PD, // D9">
            <text:p>PD, // D9</text:p>
          </table:table-cell>
          <table:table-cell table:formula="of:=CONCATENATE([.H11];&quot; // D&quot;;[.E11];&quot; &quot;;[.C11];[.D11])" office:value-type="string" office:string-value="TIMER2B, // D9 PD6">
            <text:p>TIMER2B, // D9 PD6</text:p>
          </table:table-cell>
        </table:table-row>
        <table:table-row table:style-name="ro1">
          <table:table-cell office:value-type="string">
            <text:p>// <text:s text:c="10"/>PWM (D 10) PB4 <text:s/>5| <text:s text:c="7"/></text:p>
          </table:table-cell>
          <table:table-cell office:value-type="float" office:value="5">
            <text:p>5</text:p>
          </table:table-cell>
          <table:table-cell office:value-type="string">
            <text:p>P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PWM/SS</text:p>
          </table:table-cell>
          <table:table-cell office:value-type="string">
            <text:p>TIMER0B,</text:p>
          </table:table-cell>
          <table:table-cell table:formula="of:=CONCATENATE(&quot;_BV(&quot;;[.D12];&quot;), // D&quot;;[.E12];&quot; &quot;;[.C12];[.D12])" office:value-type="string" office:string-value="_BV(4), // D10 PB4">
            <text:p>_BV(4), // D10 PB4</text:p>
          </table:table-cell>
          <table:table-cell table:formula="of:=CONCATENATE([.F12];&quot;, // D&quot;;[.E12];&quot; &quot;;[.C12];[.D12])" office:value-type="string" office:string-value="12, // D10 PB4">
            <text:p>12, // D10 PB4</text:p>
          </table:table-cell>
          <table:table-cell table:formula="of:=CONCATENATE(&quot;Pin &quot;;[.B12];&quot; &quot;;[.C12];[.D12];&quot; (D &quot;;[.E12];&quot;) &quot;;[.G12])" office:value-type="string" office:string-value="Pin 5 PB4 (D 10) PWM/SS">
            <text:p>Pin 5 PB4 (D 10) PWM/SS</text:p>
          </table:table-cell>
          <table:table-cell table:formula="of:=CONCATENATE([.C12];&quot;, // D&quot;;[.E12])" office:value-type="string" office:string-value="PB, // D10">
            <text:p>PB, // D10</text:p>
          </table:table-cell>
          <table:table-cell table:formula="of:=CONCATENATE([.H12];&quot; // D&quot;;[.E12];&quot; &quot;;[.C12];[.D12])" office:value-type="string" office:string-value="TIMER0B, // D10 PB4">
            <text:p>TIMER0B, // D10 PB4</text:p>
          </table:table-cell>
        </table:table-row>
        <table:table-row table:style-name="ro1">
          <table:table-cell office:value-type="string">
            <text:p>// <text:s text:c="9"/>MOSI (D 11) PB5 <text:s/>6| <text:s text:c="7"/></text:p>
          </table:table-cell>
          <table:table-cell office:value-type="float" office:value="6">
            <text:p>6</text:p>
          </table:table-cell>
          <table:table-cell office:value-type="string">
            <text:p>P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MOSI</text:p>
          </table:table-cell>
          <table:table-cell office:value-type="string">
            <text:p>NOT_ON_TIMER,</text:p>
          </table:table-cell>
          <table:table-cell table:formula="of:=CONCATENATE(&quot;_BV(&quot;;[.D13];&quot;), // D&quot;;[.E13];&quot; &quot;;[.C13];[.D13])" office:value-type="string" office:string-value="_BV(5), // D11 PB5">
            <text:p>_BV(5), // D11 PB5</text:p>
          </table:table-cell>
          <table:table-cell table:formula="of:=CONCATENATE([.F13];&quot;, // D&quot;;[.E13];&quot; &quot;;[.C13];[.D13])" office:value-type="string" office:string-value="13, // D11 PB5">
            <text:p>13, // D11 PB5</text:p>
          </table:table-cell>
          <table:table-cell table:formula="of:=CONCATENATE(&quot;Pin &quot;;[.B13];&quot; &quot;;[.C13];[.D13];&quot; (D &quot;;[.E13];&quot;) &quot;;[.G13])" office:value-type="string" office:string-value="Pin 6 PB5 (D 11) MOSI">
            <text:p>Pin 6 PB5 (D 11) MOSI</text:p>
          </table:table-cell>
          <table:table-cell table:formula="of:=CONCATENATE([.C13];&quot;, // D&quot;;[.E13])" office:value-type="string" office:string-value="PB, // D11">
            <text:p>PB, // D11</text:p>
          </table:table-cell>
          <table:table-cell table:formula="of:=CONCATENATE([.H13];&quot; // D&quot;;[.E13];&quot; &quot;;[.C13];[.D13])" office:value-type="string" office:string-value="NOT_ON_TIMER, // D11 PB5">
            <text:p>NOT_ON_TIMER, // D11 PB5</text:p>
          </table:table-cell>
        </table:table-row>
        <table:table-row table:style-name="ro1">
          <table:table-cell office:value-type="string">
            <text:p>// <text:s text:c="9"/>MISO (D 12) PB6 <text:s/>7| <text:s text:c="7"/></text:p>
          </table:table-cell>
          <table:table-cell office:value-type="float" office:value="7">
            <text:p>7</text:p>
          </table:table-cell>
          <table:table-cell office:value-type="string">
            <text:p>PB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PWM/MISO</text:p>
          </table:table-cell>
          <table:table-cell office:value-type="string">
            <text:p>TIMER3A,</text:p>
          </table:table-cell>
          <table:table-cell table:formula="of:=CONCATENATE(&quot;_BV(&quot;;[.D14];&quot;), // D&quot;;[.E14];&quot; &quot;;[.C14];[.D14])" office:value-type="string" office:string-value="_BV(6), // D12 PB6">
            <text:p>_BV(6), // D12 PB6</text:p>
          </table:table-cell>
          <table:table-cell table:formula="of:=CONCATENATE([.F14];&quot;, // D&quot;;[.E14];&quot; &quot;;[.C14];[.D14])" office:value-type="string" office:string-value="14, // D12 PB6">
            <text:p>14, // D12 PB6</text:p>
          </table:table-cell>
          <table:table-cell table:formula="of:=CONCATENATE(&quot;Pin &quot;;[.B14];&quot; &quot;;[.C14];[.D14];&quot; (D &quot;;[.E14];&quot;) &quot;;[.G14])" office:value-type="string" office:string-value="Pin 7 PB6 (D 12) PWM/MISO">
            <text:p>Pin 7 PB6 (D 12) PWM/MISO</text:p>
          </table:table-cell>
          <table:table-cell table:formula="of:=CONCATENATE([.C14];&quot;, // D&quot;;[.E14])" office:value-type="string" office:string-value="PB, // D12">
            <text:p>PB, // D12</text:p>
          </table:table-cell>
          <table:table-cell table:formula="of:=CONCATENATE([.H14];&quot; // D&quot;;[.E14];&quot; &quot;;[.C14];[.D14])" office:value-type="string" office:string-value="TIMER3A, // D12 PB6">
            <text:p>TIMER3A, // D12 PB6</text:p>
          </table:table-cell>
        </table:table-row>
        <table:table-row table:style-name="ro1">
          <table:table-cell office:value-type="string">
            <text:p>// <text:s text:c="10"/>SCK (D 13) PB7 <text:s/>8| <text:s text:c="7"/></text:p>
          </table:table-cell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PWM/SCK</text:p>
          </table:table-cell>
          <table:table-cell office:value-type="string">
            <text:p>TIMER3B,</text:p>
          </table:table-cell>
          <table:table-cell table:formula="of:=CONCATENATE(&quot;_BV(&quot;;[.D15];&quot;), // D&quot;;[.E15];&quot; &quot;;[.C15];[.D15])" office:value-type="string" office:string-value="_BV(7), // D13 PB7">
            <text:p>_BV(7), // D13 PB7</text:p>
          </table:table-cell>
          <table:table-cell table:formula="of:=CONCATENATE([.F15];&quot;, // D&quot;;[.E15];&quot; &quot;;[.C15];[.D15])" office:value-type="string" office:string-value="15, // D13 PB7">
            <text:p>15, // D13 PB7</text:p>
          </table:table-cell>
          <table:table-cell table:formula="of:=CONCATENATE(&quot;Pin &quot;;[.B15];&quot; &quot;;[.C15];[.D15];&quot; (D &quot;;[.E15];&quot;) &quot;;[.G15])" office:value-type="string" office:string-value="Pin 8 PB7 (D 13) PWM/SCK">
            <text:p>Pin 8 PB7 (D 13) PWM/SCK</text:p>
          </table:table-cell>
          <table:table-cell table:formula="of:=CONCATENATE([.C15];&quot;, // D&quot;;[.E15])" office:value-type="string" office:string-value="PB, // D13">
            <text:p>PB, // D13</text:p>
          </table:table-cell>
          <table:table-cell table:formula="of:=CONCATENATE([.H15];&quot; // D&quot;;[.E15];&quot; &quot;;[.C15];[.D15])" office:value-type="string" office:string-value="TIMER3B, // D13 PB7">
            <text:p>TIMER3B, // D13 PB7</text:p>
          </table:table-cell>
        </table:table-row>
        <table:table-row table:style-name="ro1">
          <table:table-cell office:value-type="string">
            <text:p>// |33 <text:s/>PA7 (AI 0 / D14)</text:p>
          </table:table-cell>
          <table:table-cell office:value-type="float" office:value="33">
            <text:p>33</text:p>
          </table:table-cell>
          <table:table-cell office:value-type="string">
            <text:p>PA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AI 0</text:p>
          </table:table-cell>
          <table:table-cell office:value-type="string">
            <text:p>NOT_ON_TIMER,</text:p>
          </table:table-cell>
          <table:table-cell table:formula="of:=CONCATENATE(&quot;_BV(&quot;;[.D16];&quot;), // D&quot;;[.E16];&quot; &quot;;[.C16];[.D16])" office:value-type="string" office:string-value="_BV(7), // D14 PA7">
            <text:p>_BV(7), // D14 PA7</text:p>
          </table:table-cell>
          <table:table-cell table:formula="of:=CONCATENATE([.F16];&quot;, // D&quot;;[.E16];&quot; &quot;;[.C16];[.D16])" office:value-type="string" office:string-value="7, // D14 PA7">
            <text:p>7, // D14 PA7</text:p>
          </table:table-cell>
          <table:table-cell table:formula="of:=CONCATENATE(&quot;Pin &quot;;[.B16];&quot; &quot;;[.C16];[.D16];&quot; (D &quot;;[.E16];&quot;) &quot;;[.G16])" office:value-type="string" office:string-value="Pin 33 PA7 (D 14) AI 0">
            <text:p>Pin 33 PA7 (D 14) AI 0</text:p>
          </table:table-cell>
          <table:table-cell table:formula="of:=CONCATENATE([.C16];&quot;, // D&quot;;[.E16])" office:value-type="string" office:string-value="PA, // D14">
            <text:p>PA, // D14</text:p>
          </table:table-cell>
          <table:table-cell table:formula="of:=CONCATENATE([.H16];&quot; // D&quot;;[.E16];&quot; &quot;;[.C16];[.D16])" office:value-type="string" office:string-value="NOT_ON_TIMER, // D14 PA7">
            <text:p>NOT_ON_TIMER, // D14 PA7</text:p>
          </table:table-cell>
        </table:table-row>
        <table:table-row table:style-name="ro1">
          <table:table-cell office:value-type="string">
            <text:p>// |34 <text:s/>PA6 (AI 1 / D15)</text:p>
          </table:table-cell>
          <table:table-cell office:value-type="float" office:value="34">
            <text:p>34</text:p>
          </table:table-cell>
          <table:table-cell office:value-type="string">
            <text:p>PA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AI 1</text:p>
          </table:table-cell>
          <table:table-cell office:value-type="string">
            <text:p>NOT_ON_TIMER,</text:p>
          </table:table-cell>
          <table:table-cell table:formula="of:=CONCATENATE(&quot;_BV(&quot;;[.D17];&quot;), // D&quot;;[.E17];&quot; &quot;;[.C17];[.D17])" office:value-type="string" office:string-value="_BV(6), // D15 PA6">
            <text:p>_BV(6), // D15 PA6</text:p>
          </table:table-cell>
          <table:table-cell table:formula="of:=CONCATENATE([.F17];&quot;, // D&quot;;[.E17];&quot; &quot;;[.C17];[.D17])" office:value-type="string" office:string-value="6, // D15 PA6">
            <text:p>6, // D15 PA6</text:p>
          </table:table-cell>
          <table:table-cell table:formula="of:=CONCATENATE(&quot;Pin &quot;;[.B17];&quot; &quot;;[.C17];[.D17];&quot; (D &quot;;[.E17];&quot;) &quot;;[.G17])" office:value-type="string" office:string-value="Pin 34 PA6 (D 15) AI 1">
            <text:p>Pin 34 PA6 (D 15) AI 1</text:p>
          </table:table-cell>
          <table:table-cell table:formula="of:=CONCATENATE([.C17];&quot;, // D&quot;;[.E17])" office:value-type="string" office:string-value="PA, // D15">
            <text:p>PA, // D15</text:p>
          </table:table-cell>
          <table:table-cell table:formula="of:=CONCATENATE([.H17];&quot; // D&quot;;[.E17];&quot; &quot;;[.C17];[.D17])" office:value-type="string" office:string-value="NOT_ON_TIMER, // D15 PA6">
            <text:p>NOT_ON_TIMER, // D15 PA6</text:p>
          </table:table-cell>
        </table:table-row>
        <table:table-row table:style-name="ro1">
          <table:table-cell office:value-type="string">
            <text:p>// |35 <text:s/>PA5 (AI 2 / D16)</text:p>
          </table:table-cell>
          <table:table-cell office:value-type="float" office:value="35">
            <text:p>35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AI 2</text:p>
          </table:table-cell>
          <table:table-cell office:value-type="string">
            <text:p>NOT_ON_TIMER,</text:p>
          </table:table-cell>
          <table:table-cell table:formula="of:=CONCATENATE(&quot;_BV(&quot;;[.D18];&quot;), // D&quot;;[.E18];&quot; &quot;;[.C18];[.D18])" office:value-type="string" office:string-value="_BV(5), // D16 PA5">
            <text:p>_BV(5), // D16 PA5</text:p>
          </table:table-cell>
          <table:table-cell table:formula="of:=CONCATENATE([.F18];&quot;, // D&quot;;[.E18];&quot; &quot;;[.C18];[.D18])" office:value-type="string" office:string-value="5, // D16 PA5">
            <text:p>5, // D16 PA5</text:p>
          </table:table-cell>
          <table:table-cell table:formula="of:=CONCATENATE(&quot;Pin &quot;;[.B18];&quot; &quot;;[.C18];[.D18];&quot; (D &quot;;[.E18];&quot;) &quot;;[.G18])" office:value-type="string" office:string-value="Pin 35 PA5 (D 16) AI 2">
            <text:p>Pin 35 PA5 (D 16) AI 2</text:p>
          </table:table-cell>
          <table:table-cell table:formula="of:=CONCATENATE([.C18];&quot;, // D&quot;;[.E18])" office:value-type="string" office:string-value="PA, // D16">
            <text:p>PA, // D16</text:p>
          </table:table-cell>
          <table:table-cell table:formula="of:=CONCATENATE([.H18];&quot; // D&quot;;[.E18];&quot; &quot;;[.C18];[.D18])" office:value-type="string" office:string-value="NOT_ON_TIMER, // D16 PA5">
            <text:p>NOT_ON_TIMER, // D16 PA5</text:p>
          </table:table-cell>
        </table:table-row>
        <table:table-row table:style-name="ro1">
          <table:table-cell office:value-type="string">
            <text:p>// |36 <text:s/>PA4 (AI 3 / D17)</text:p>
          </table:table-cell>
          <table:table-cell office:value-type="float" office:value="36">
            <text:p>36</text:p>
          </table:table-cell>
          <table:table-cell office:value-type="string">
            <text:p>PA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I 3</text:p>
          </table:table-cell>
          <table:table-cell office:value-type="string">
            <text:p>NOT_ON_TIMER,</text:p>
          </table:table-cell>
          <table:table-cell table:formula="of:=CONCATENATE(&quot;_BV(&quot;;[.D19];&quot;), // D&quot;;[.E19];&quot; &quot;;[.C19];[.D19])" office:value-type="string" office:string-value="_BV(4), // D17 PA4">
            <text:p>_BV(4), // D17 PA4</text:p>
          </table:table-cell>
          <table:table-cell table:formula="of:=CONCATENATE([.F19];&quot;, // D&quot;;[.E19];&quot; &quot;;[.C19];[.D19])" office:value-type="string" office:string-value="4, // D17 PA4">
            <text:p>4, // D17 PA4</text:p>
          </table:table-cell>
          <table:table-cell table:formula="of:=CONCATENATE(&quot;Pin &quot;;[.B19];&quot; &quot;;[.C19];[.D19];&quot; (D &quot;;[.E19];&quot;) &quot;;[.G19])" office:value-type="string" office:string-value="Pin 36 PA4 (D 17) AI 3">
            <text:p>Pin 36 PA4 (D 17) AI 3</text:p>
          </table:table-cell>
          <table:table-cell table:formula="of:=CONCATENATE([.C19];&quot;, // D&quot;;[.E19])" office:value-type="string" office:string-value="PA, // D17">
            <text:p>PA, // D17</text:p>
          </table:table-cell>
          <table:table-cell table:formula="of:=CONCATENATE([.H19];&quot; // D&quot;;[.E19];&quot; &quot;;[.C19];[.D19])" office:value-type="string" office:string-value="NOT_ON_TIMER, // D17 PA4">
            <text:p>NOT_ON_TIMER, // D17 PA4</text:p>
          </table:table-cell>
        </table:table-row>
        <table:table-row table:style-name="ro1">
          <table:table-cell office:value-type="string">
            <text:p>// |37 <text:s/>PA3 (AI 4 / D18)</text:p>
          </table:table-cell>
          <table:table-cell office:value-type="float" office:value="37">
            <text:p>37</text:p>
          </table:table-cell>
          <table:table-cell office:value-type="string">
            <text:p>PA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AI 4</text:p>
          </table:table-cell>
          <table:table-cell office:value-type="string">
            <text:p>NOT_ON_TIMER,</text:p>
          </table:table-cell>
          <table:table-cell table:formula="of:=CONCATENATE(&quot;_BV(&quot;;[.D20];&quot;), // D&quot;;[.E20];&quot; &quot;;[.C20];[.D20])" office:value-type="string" office:string-value="_BV(3), // D18 PA3">
            <text:p>_BV(3), // D18 PA3</text:p>
          </table:table-cell>
          <table:table-cell table:formula="of:=CONCATENATE([.F20];&quot;, // D&quot;;[.E20];&quot; &quot;;[.C20];[.D20])" office:value-type="string" office:string-value="3, // D18 PA3">
            <text:p>3, // D18 PA3</text:p>
          </table:table-cell>
          <table:table-cell table:formula="of:=CONCATENATE(&quot;Pin &quot;;[.B20];&quot; &quot;;[.C20];[.D20];&quot; (D &quot;;[.E20];&quot;) &quot;;[.G20])" office:value-type="string" office:string-value="Pin 37 PA3 (D 18) AI 4">
            <text:p>Pin 37 PA3 (D 18) AI 4</text:p>
          </table:table-cell>
          <table:table-cell table:formula="of:=CONCATENATE([.C20];&quot;, // D&quot;;[.E20])" office:value-type="string" office:string-value="PA, // D18">
            <text:p>PA, // D18</text:p>
          </table:table-cell>
          <table:table-cell table:formula="of:=CONCATENATE([.H20];&quot; // D&quot;;[.E20];&quot; &quot;;[.C20];[.D20])" office:value-type="string" office:string-value="NOT_ON_TIMER, // D18 PA3">
            <text:p>NOT_ON_TIMER, // D18 PA3</text:p>
          </table:table-cell>
        </table:table-row>
        <table:table-row table:style-name="ro1">
          <table:table-cell office:value-type="string">
            <text:p>// |38 <text:s/>PA2 (AI 5 / D19)</text:p>
          </table:table-cell>
          <table:table-cell office:value-type="float" office:value="38">
            <text:p>38</text:p>
          </table:table-cell>
          <table:table-cell office:value-type="string">
            <text:p>PA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AI 5</text:p>
          </table:table-cell>
          <table:table-cell office:value-type="string">
            <text:p>NOT_ON_TIMER,</text:p>
          </table:table-cell>
          <table:table-cell table:formula="of:=CONCATENATE(&quot;_BV(&quot;;[.D21];&quot;), // D&quot;;[.E21];&quot; &quot;;[.C21];[.D21])" office:value-type="string" office:string-value="_BV(2), // D19 PA2">
            <text:p>_BV(2), // D19 PA2</text:p>
          </table:table-cell>
          <table:table-cell table:formula="of:=CONCATENATE([.F21];&quot;, // D&quot;;[.E21];&quot; &quot;;[.C21];[.D21])" office:value-type="string" office:string-value="2, // D19 PA2">
            <text:p>2, // D19 PA2</text:p>
          </table:table-cell>
          <table:table-cell table:formula="of:=CONCATENATE(&quot;Pin &quot;;[.B21];&quot; &quot;;[.C21];[.D21];&quot; (D &quot;;[.E21];&quot;) &quot;;[.G21])" office:value-type="string" office:string-value="Pin 38 PA2 (D 19) AI 5">
            <text:p>Pin 38 PA2 (D 19) AI 5</text:p>
          </table:table-cell>
          <table:table-cell table:formula="of:=CONCATENATE([.C21];&quot;, // D&quot;;[.E21])" office:value-type="string" office:string-value="PA, // D19">
            <text:p>PA, // D19</text:p>
          </table:table-cell>
          <table:table-cell table:formula="of:=CONCATENATE([.H21];&quot; // D&quot;;[.E21];&quot; &quot;;[.C21];[.D21])" office:value-type="string" office:string-value="NOT_ON_TIMER, // D19 PA2">
            <text:p>NOT_ON_TIMER, // D19 PA2</text:p>
          </table:table-cell>
        </table:table-row>
        <table:table-row table:style-name="ro1">
          <table:table-cell office:value-type="string">
            <text:p>// |39 <text:s/>PA1 (AI 6 / D20)</text:p>
          </table:table-cell>
          <table:table-cell office:value-type="float" office:value="39">
            <text:p>39</text:p>
          </table:table-cell>
          <table:table-cell office:value-type="string">
            <text:p>PA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AI 6</text:p>
          </table:table-cell>
          <table:table-cell office:value-type="string">
            <text:p>NOT_ON_TIMER,</text:p>
          </table:table-cell>
          <table:table-cell table:formula="of:=CONCATENATE(&quot;_BV(&quot;;[.D22];&quot;), // D&quot;;[.E22];&quot; &quot;;[.C22];[.D22])" office:value-type="string" office:string-value="_BV(1), // D20 PA1">
            <text:p>_BV(1), // D20 PA1</text:p>
          </table:table-cell>
          <table:table-cell table:formula="of:=CONCATENATE([.F22];&quot;, // D&quot;;[.E22];&quot; &quot;;[.C22];[.D22])" office:value-type="string" office:string-value="1, // D20 PA1">
            <text:p>1, // D20 PA1</text:p>
          </table:table-cell>
          <table:table-cell table:formula="of:=CONCATENATE(&quot;Pin &quot;;[.B22];&quot; &quot;;[.C22];[.D22];&quot; (D &quot;;[.E22];&quot;) &quot;;[.G22])" office:value-type="string" office:string-value="Pin 39 PA1 (D 20) AI 6">
            <text:p>Pin 39 PA1 (D 20) AI 6</text:p>
          </table:table-cell>
          <table:table-cell table:formula="of:=CONCATENATE([.C22];&quot;, // D&quot;;[.E22])" office:value-type="string" office:string-value="PA, // D20">
            <text:p>PA, // D20</text:p>
          </table:table-cell>
          <table:table-cell table:formula="of:=CONCATENATE([.H22];&quot; // D&quot;;[.E22];&quot; &quot;;[.C22];[.D22])" office:value-type="string" office:string-value="NOT_ON_TIMER, // D20 PA1">
            <text:p>NOT_ON_TIMER, // D20 PA1</text:p>
          </table:table-cell>
        </table:table-row>
        <table:table-row table:style-name="ro1">
          <table:table-cell office:value-type="string">
            <text:p>// |40 <text:s/>PA0 (AI 7 / D21)</text:p>
          </table:table-cell>
          <table:table-cell office:value-type="float" office:value="40">
            <text:p>40</text:p>
          </table:table-cell>
          <table:table-cell office:value-type="string">
            <text:p>PA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AI 7</text:p>
          </table:table-cell>
          <table:table-cell office:value-type="string">
            <text:p>NOT_ON_TIMER,</text:p>
          </table:table-cell>
          <table:table-cell table:formula="of:=CONCATENATE(&quot;_BV(&quot;;[.D23];&quot;), // D&quot;;[.E23];&quot; &quot;;[.C23];[.D23])" office:value-type="string" office:string-value="_BV(0), // D21 PA0">
            <text:p>_BV(0), // D21 PA0</text:p>
          </table:table-cell>
          <table:table-cell table:formula="of:=CONCATENATE([.F23];&quot;, // D&quot;;[.E23];&quot; &quot;;[.C23];[.D23])" office:value-type="string" office:string-value="0, // D21 PA0">
            <text:p>0, // D21 PA0</text:p>
          </table:table-cell>
          <table:table-cell table:formula="of:=CONCATENATE(&quot;Pin &quot;;[.B23];&quot; &quot;;[.C23];[.D23];&quot; (D &quot;;[.E23];&quot;) &quot;;[.G23])" office:value-type="string" office:string-value="Pin 40 PA0 (D 21) AI 7">
            <text:p>Pin 40 PA0 (D 21) AI 7</text:p>
          </table:table-cell>
          <table:table-cell table:formula="of:=CONCATENATE([.C23];&quot;, // D&quot;;[.E23])" office:value-type="string" office:string-value="PA, // D21">
            <text:p>PA, // D21</text:p>
          </table:table-cell>
          <table:table-cell table:formula="of:=CONCATENATE([.H23];&quot; // D&quot;;[.E23];&quot; &quot;;[.C23];[.D23])" office:value-type="string" office:string-value="NOT_ON_TIMER, // D21 PA0">
            <text:p>NOT_ON_TIMER, // D21 PA0</text:p>
          </table:table-cell>
        </table:table-row>
        <table:table-row table:style-name="ro1">
          <table:table-cell office:value-type="string">
            <text:p>// |22 <text:s/>PC0 (D 22) SCL</text:p>
          </table:table-cell>
          <table:table-cell office:value-type="float" office:value="22">
            <text:p>2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string">
            <text:p>SCL</text:p>
          </table:table-cell>
          <table:table-cell office:value-type="string">
            <text:p>NOT_ON_TIMER,</text:p>
          </table:table-cell>
          <table:table-cell table:formula="of:=CONCATENATE(&quot;_BV(&quot;;[.D24];&quot;), // D&quot;;[.E24];&quot; &quot;;[.C24];[.D24])" office:value-type="string" office:string-value="_BV(0), // D22 PC0">
            <text:p>_BV(0), // D22 PC0</text:p>
          </table:table-cell>
          <table:table-cell table:formula="of:=CONCATENATE([.F24];&quot;, // D&quot;;[.E24];&quot; &quot;;[.C24];[.D24])" office:value-type="string" office:string-value="16, // D22 PC0">
            <text:p>16, // D22 PC0</text:p>
          </table:table-cell>
          <table:table-cell table:formula="of:=CONCATENATE(&quot;Pin &quot;;[.B24];&quot; &quot;;[.C24];[.D24];&quot; (D &quot;;[.E24];&quot;) &quot;;[.G24])" office:value-type="string" office:string-value="Pin 22 PC0 (D 22) SCL">
            <text:p>Pin 22 PC0 (D 22) SCL</text:p>
          </table:table-cell>
          <table:table-cell table:formula="of:=CONCATENATE([.C24];&quot;, // D&quot;;[.E24])" office:value-type="string" office:string-value="PC, // D22">
            <text:p>PC, // D22</text:p>
          </table:table-cell>
          <table:table-cell table:formula="of:=CONCATENATE([.H24];&quot; // D&quot;;[.E24];&quot; &quot;;[.C24];[.D24])" office:value-type="string" office:string-value="NOT_ON_TIMER, // D22 PC0">
            <text:p>NOT_ON_TIMER, // D22 PC0</text:p>
          </table:table-cell>
        </table:table-row>
        <table:table-row table:style-name="ro1">
          <table:table-cell office:value-type="string">
            <text:p>// |23 <text:s/>PC1 (D 23) SDA</text:p>
          </table:table-cell>
          <table:table-cell office:value-type="float" office:value="23">
            <text:p>23</text:p>
          </table:table-cell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string">
            <text:p>SDA</text:p>
          </table:table-cell>
          <table:table-cell office:value-type="string">
            <text:p>NOT_ON_TIMER,</text:p>
          </table:table-cell>
          <table:table-cell table:formula="of:=CONCATENATE(&quot;_BV(&quot;;[.D25];&quot;), // D&quot;;[.E25];&quot; &quot;;[.C25];[.D25])" office:value-type="string" office:string-value="_BV(1), // D23 PC1">
            <text:p>_BV(1), // D23 PC1</text:p>
          </table:table-cell>
          <table:table-cell table:formula="of:=CONCATENATE([.F25];&quot;, // D&quot;;[.E25];&quot; &quot;;[.C25];[.D25])" office:value-type="string" office:string-value="17, // D23 PC1">
            <text:p>17, // D23 PC1</text:p>
          </table:table-cell>
          <table:table-cell table:formula="of:=CONCATENATE(&quot;Pin &quot;;[.B25];&quot; &quot;;[.C25];[.D25];&quot; (D &quot;;[.E25];&quot;) &quot;;[.G25])" office:value-type="string" office:string-value="Pin 23 PC1 (D 23) SDA">
            <text:p>Pin 23 PC1 (D 23) SDA</text:p>
          </table:table-cell>
          <table:table-cell table:formula="of:=CONCATENATE([.C25];&quot;, // D&quot;;[.E25])" office:value-type="string" office:string-value="PC, // D23">
            <text:p>PC, // D23</text:p>
          </table:table-cell>
          <table:table-cell table:formula="of:=CONCATENATE([.H25];&quot; // D&quot;;[.E25];&quot; &quot;;[.C25];[.D25])" office:value-type="string" office:string-value="NOT_ON_TIMER, // D23 PC1">
            <text:p>NOT_ON_TIMER, // D23 PC1</text:p>
          </table:table-cell>
        </table:table-row>
        <table:table-row table:style-name="ro1">
          <table:table-cell office:value-type="string">
            <text:p>// |24 <text:s/>PC2 (D 24) TCK</text:p>
          </table:table-cell>
          <table:table-cell office:value-type="float" office:value="24">
            <text:p>24</text:p>
          </table:table-cell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string">
            <text:p>TCK</text:p>
          </table:table-cell>
          <table:table-cell office:value-type="string">
            <text:p>NOT_ON_TIMER,</text:p>
          </table:table-cell>
          <table:table-cell table:formula="of:=CONCATENATE(&quot;_BV(&quot;;[.D26];&quot;), // D&quot;;[.E26];&quot; &quot;;[.C26];[.D26])" office:value-type="string" office:string-value="_BV(2), // D24 PC2">
            <text:p>_BV(2), // D24 PC2</text:p>
          </table:table-cell>
          <table:table-cell table:formula="of:=CONCATENATE([.F26];&quot;, // D&quot;;[.E26];&quot; &quot;;[.C26];[.D26])" office:value-type="string" office:string-value="18, // D24 PC2">
            <text:p>18, // D24 PC2</text:p>
          </table:table-cell>
          <table:table-cell table:formula="of:=CONCATENATE(&quot;Pin &quot;;[.B26];&quot; &quot;;[.C26];[.D26];&quot; (D &quot;;[.E26];&quot;) &quot;;[.G26])" office:value-type="string" office:string-value="Pin 24 PC2 (D 24) TCK">
            <text:p>Pin 24 PC2 (D 24) TCK</text:p>
          </table:table-cell>
          <table:table-cell table:formula="of:=CONCATENATE([.C26];&quot;, // D&quot;;[.E26])" office:value-type="string" office:string-value="PC, // D24">
            <text:p>PC, // D24</text:p>
          </table:table-cell>
          <table:table-cell table:formula="of:=CONCATENATE([.H26];&quot; // D&quot;;[.E26];&quot; &quot;;[.C26];[.D26])" office:value-type="string" office:string-value="NOT_ON_TIMER, // D24 PC2">
            <text:p>NOT_ON_TIMER, // D24 PC2</text:p>
          </table:table-cell>
        </table:table-row>
        <table:table-row table:style-name="ro1">
          <table:table-cell office:value-type="string">
            <text:p>// |25 <text:s/>PC3 (D 25) TMS</text:p>
          </table:table-cell>
          <table:table-cell office:value-type="float" office:value="25">
            <text:p>25</text:p>
          </table:table-cell>
          <table:table-cell office:value-type="string">
            <text:p>PC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string">
            <text:p>TMS</text:p>
          </table:table-cell>
          <table:table-cell office:value-type="string">
            <text:p>NOT_ON_TIMER,</text:p>
          </table:table-cell>
          <table:table-cell table:formula="of:=CONCATENATE(&quot;_BV(&quot;;[.D27];&quot;), // D&quot;;[.E27];&quot; &quot;;[.C27];[.D27])" office:value-type="string" office:string-value="_BV(3), // D25 PC3">
            <text:p>_BV(3), // D25 PC3</text:p>
          </table:table-cell>
          <table:table-cell table:formula="of:=CONCATENATE([.F27];&quot;, // D&quot;;[.E27];&quot; &quot;;[.C27];[.D27])" office:value-type="string" office:string-value="19, // D25 PC3">
            <text:p>19, // D25 PC3</text:p>
          </table:table-cell>
          <table:table-cell table:formula="of:=CONCATENATE(&quot;Pin &quot;;[.B27];&quot; &quot;;[.C27];[.D27];&quot; (D &quot;;[.E27];&quot;) &quot;;[.G27])" office:value-type="string" office:string-value="Pin 25 PC3 (D 25) TMS">
            <text:p>Pin 25 PC3 (D 25) TMS</text:p>
          </table:table-cell>
          <table:table-cell table:formula="of:=CONCATENATE([.C27];&quot;, // D&quot;;[.E27])" office:value-type="string" office:string-value="PC, // D25">
            <text:p>PC, // D25</text:p>
          </table:table-cell>
          <table:table-cell table:formula="of:=CONCATENATE([.H27];&quot; // D&quot;;[.E27];&quot; &quot;;[.C27];[.D27])" office:value-type="string" office:string-value="NOT_ON_TIMER, // D25 PC3">
            <text:p>NOT_ON_TIMER, // D25 PC3</text:p>
          </table:table-cell>
        </table:table-row>
        <table:table-row table:style-name="ro1">
          <table:table-cell office:value-type="string">
            <text:p>// |26 <text:s/>PC4 (D 26) TDO</text:p>
          </table:table-cell>
          <table:table-cell office:value-type="float" office:value="26">
            <text:p>26</text:p>
          </table:table-cell>
          <table:table-cell office:value-type="string">
            <text:p>PC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TDO</text:p>
          </table:table-cell>
          <table:table-cell office:value-type="string">
            <text:p>NOT_ON_TIMER,</text:p>
          </table:table-cell>
          <table:table-cell table:formula="of:=CONCATENATE(&quot;_BV(&quot;;[.D28];&quot;), // D&quot;;[.E28];&quot; &quot;;[.C28];[.D28])" office:value-type="string" office:string-value="_BV(4), // D26 PC4">
            <text:p>_BV(4), // D26 PC4</text:p>
          </table:table-cell>
          <table:table-cell table:formula="of:=CONCATENATE([.F28];&quot;, // D&quot;;[.E28];&quot; &quot;;[.C28];[.D28])" office:value-type="string" office:string-value="20, // D26 PC4">
            <text:p>20, // D26 PC4</text:p>
          </table:table-cell>
          <table:table-cell table:formula="of:=CONCATENATE(&quot;Pin &quot;;[.B28];&quot; &quot;;[.C28];[.D28];&quot; (D &quot;;[.E28];&quot;) &quot;;[.G28])" office:value-type="string" office:string-value="Pin 26 PC4 (D 26) TDO">
            <text:p>Pin 26 PC4 (D 26) TDO</text:p>
          </table:table-cell>
          <table:table-cell table:formula="of:=CONCATENATE([.C28];&quot;, // D&quot;;[.E28])" office:value-type="string" office:string-value="PC, // D26">
            <text:p>PC, // D26</text:p>
          </table:table-cell>
          <table:table-cell table:formula="of:=CONCATENATE([.H28];&quot; // D&quot;;[.E28];&quot; &quot;;[.C28];[.D28])" office:value-type="string" office:string-value="NOT_ON_TIMER, // D26 PC4">
            <text:p>NOT_ON_TIMER, // D26 PC4</text:p>
          </table:table-cell>
        </table:table-row>
        <table:table-row table:style-name="ro1">
          <table:table-cell office:value-type="string">
            <text:p>// |27 <text:s/>PC5 (D 27) TDI</text:p>
          </table:table-cell>
          <table:table-cell office:value-type="float" office:value="27">
            <text:p>27</text:p>
          </table:table-cell>
          <table:table-cell office:value-type="string">
            <text:p>PC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string">
            <text:p>TDI</text:p>
          </table:table-cell>
          <table:table-cell office:value-type="string">
            <text:p>NOT_ON_TIMER,</text:p>
          </table:table-cell>
          <table:table-cell table:formula="of:=CONCATENATE(&quot;_BV(&quot;;[.D29];&quot;), // D&quot;;[.E29];&quot; &quot;;[.C29];[.D29])" office:value-type="string" office:string-value="_BV(5), // D27 PC5">
            <text:p>_BV(5), // D27 PC5</text:p>
          </table:table-cell>
          <table:table-cell table:formula="of:=CONCATENATE([.F29];&quot;, // D&quot;;[.E29];&quot; &quot;;[.C29];[.D29])" office:value-type="string" office:string-value="21, // D27 PC5">
            <text:p>21, // D27 PC5</text:p>
          </table:table-cell>
          <table:table-cell table:formula="of:=CONCATENATE(&quot;Pin &quot;;[.B29];&quot; &quot;;[.C29];[.D29];&quot; (D &quot;;[.E29];&quot;) &quot;;[.G29])" office:value-type="string" office:string-value="Pin 27 PC5 (D 27) TDI">
            <text:p>Pin 27 PC5 (D 27) TDI</text:p>
          </table:table-cell>
          <table:table-cell table:formula="of:=CONCATENATE([.C29];&quot;, // D&quot;;[.E29])" office:value-type="string" office:string-value="PC, // D27">
            <text:p>PC, // D27</text:p>
          </table:table-cell>
          <table:table-cell table:formula="of:=CONCATENATE([.H29];&quot; // D&quot;;[.E29];&quot; &quot;;[.C29];[.D29])" office:value-type="string" office:string-value="NOT_ON_TIMER, // D27 PC5">
            <text:p>NOT_ON_TIMER, // D27 PC5</text:p>
          </table:table-cell>
        </table:table-row>
        <table:table-row table:style-name="ro1">
          <table:table-cell office:value-type="string">
            <text:p>// |28 <text:s/>PC6 (D 28)</text:p>
          </table:table-cell>
          <table:table-cell office:value-type="float" office:value="28">
            <text:p>28</text:p>
          </table:table-cell>
          <table:table-cell office:value-type="string">
            <text:p>PC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NOT_ON_TIMER,</text:p>
          </table:table-cell>
          <table:table-cell table:formula="of:=CONCATENATE(&quot;_BV(&quot;;[.D30];&quot;), // D&quot;;[.E30];&quot; &quot;;[.C30];[.D30])" office:value-type="string" office:string-value="_BV(6), // D28 PC6">
            <text:p>_BV(6), // D28 PC6</text:p>
          </table:table-cell>
          <table:table-cell table:formula="of:=CONCATENATE([.F30];&quot;, // D&quot;;[.E30];&quot; &quot;;[.C30];[.D30])" office:value-type="string" office:string-value="22, // D28 PC6">
            <text:p>22, // D28 PC6</text:p>
          </table:table-cell>
          <table:table-cell table:formula="of:=CONCATENATE(&quot;Pin &quot;;[.B30];&quot; &quot;;[.C30];[.D30];&quot; (D &quot;;[.E30];&quot;) &quot;;[.G30])" office:value-type="string" office:string-value="Pin 28 PC6 (D 28) ">
            <text:p>Pin 28 PC6 (D 28) </text:p>
          </table:table-cell>
          <table:table-cell table:formula="of:=CONCATENATE([.C30];&quot;, // D&quot;;[.E30])" office:value-type="string" office:string-value="PC, // D28">
            <text:p>PC, // D28</text:p>
          </table:table-cell>
          <table:table-cell table:formula="of:=CONCATENATE([.H30];&quot; // D&quot;;[.E30];&quot; &quot;;[.C30];[.D30])" office:value-type="string" office:string-value="NOT_ON_TIMER, // D28 PC6">
            <text:p>NOT_ON_TIMER, // D28 PC6</text:p>
          </table:table-cell>
        </table:table-row>
        <table:table-row table:style-name="ro1">
          <table:table-cell office:value-type="string">
            <text:p>// |29 <text:s/>PC7 (D 29)</text:p>
          </table:table-cell>
          <table:table-cell office:value-type="float" office:value="29">
            <text:p>29</text:p>
          </table:table-cell>
          <table:table-cell office:value-type="string">
            <text:p>PC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NOT_ON_TIMER,</text:p>
          </table:table-cell>
          <table:table-cell table:formula="of:=CONCATENATE(&quot;_BV(&quot;;[.D31];&quot;), // D&quot;;[.E31];&quot; &quot;;[.C31];[.D31])" office:value-type="string" office:string-value="_BV(7), // D29 PC7">
            <text:p>_BV(7), // D29 PC7</text:p>
          </table:table-cell>
          <table:table-cell table:formula="of:=CONCATENATE([.F31];&quot;, // D&quot;;[.E31];&quot; &quot;;[.C31];[.D31])" office:value-type="string" office:string-value="23, // D29 PC7">
            <text:p>23, // D29 PC7</text:p>
          </table:table-cell>
          <table:table-cell table:formula="of:=CONCATENATE(&quot;Pin &quot;;[.B31];&quot; &quot;;[.C31];[.D31];&quot; (D &quot;;[.E31];&quot;) &quot;;[.G31])" office:value-type="string" office:string-value="Pin 29 PC7 (D 29) ">
            <text:p>Pin 29 PC7 (D 29) </text:p>
          </table:table-cell>
          <table:table-cell table:formula="of:=CONCATENATE([.C31];&quot;, // D&quot;;[.E31])" office:value-type="string" office:string-value="PC, // D29">
            <text:p>PC, // D29</text:p>
          </table:table-cell>
          <table:table-cell table:formula="of:=CONCATENATE([.H31];&quot; // D&quot;;[.E31];&quot; &quot;;[.C31];[.D31])" office:value-type="string" office:string-value="NOT_ON_TIMER, // D29 PC7">
            <text:p>NOT_ON_TIMER, // D29 PC7</text:p>
          </table:table-cell>
        </table:table-row>
        <table:table-row table:style-name="ro1">
          <table:table-cell office:value-type="string">
            <text:p>// <text:s text:c="9"/>PWM (D 30) <text:s/>PD4 18| <text:s text:c="7"/></text:p>
          </table:table-cell>
          <table:table-cell office:value-type="float" office:value="18">
            <text:p>18</text:p>
          </table:table-cell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string">
            <text:p>PWM</text:p>
          </table:table-cell>
          <table:table-cell office:value-type="string">
            <text:p>TIMER1B,</text:p>
          </table:table-cell>
          <table:table-cell table:formula="of:=CONCATENATE(&quot;_BV(&quot;;[.D32];&quot;), // D&quot;;[.E32];&quot; &quot;;[.C32];[.D32])" office:value-type="string" office:string-value="_BV(4), // D30 PD4">
            <text:p>_BV(4), // D30 PD4</text:p>
          </table:table-cell>
          <table:table-cell table:formula="of:=CONCATENATE([.F32];&quot;, // D&quot;;[.E32];&quot; &quot;;[.C32];[.D32])" office:value-type="string" office:string-value="28, // D30 PD4">
            <text:p>28, // D30 PD4</text:p>
          </table:table-cell>
          <table:table-cell table:formula="of:=CONCATENATE(&quot;Pin &quot;;[.B32];&quot; &quot;;[.C32];[.D32];&quot; (D &quot;;[.E32];&quot;) &quot;;[.G32])" office:value-type="string" office:string-value="Pin 18 PD4 (D 30) PWM">
            <text:p>Pin 18 PD4 (D 30) PWM</text:p>
          </table:table-cell>
          <table:table-cell table:formula="of:=CONCATENATE([.C32];&quot;, // D&quot;;[.E32])" office:value-type="string" office:string-value="PD, // D30">
            <text:p>PD, // D30</text:p>
          </table:table-cell>
          <table:table-cell table:formula="of:=CONCATENATE([.H32];&quot; // D&quot;;[.E32];&quot; &quot;;[.C32];[.D32])" office:value-type="string" office:string-value="TIMER1B, // D30 PD4">
            <text:p>TIMER1B, // D30 PD4</text:p>
          </table:table-cell>
        </table:table-row>
        <table:table-row table:style-name="ro1">
          <table:table-cell office:value-type="string">
            <text:p>// |21 <text:s/>PD7 (D 31) PWM</text:p>
          </table:table-cell>
          <table:table-cell office:value-type="float" office:value="21">
            <text:p>21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PWM</text:p>
          </table:table-cell>
          <table:table-cell office:value-type="string">
            <text:p>TIMER2A,</text:p>
          </table:table-cell>
          <table:table-cell table:formula="of:=CONCATENATE(&quot;_BV(&quot;;[.D33];&quot;), // D&quot;;[.E33];&quot; &quot;;[.C33];[.D33])" office:value-type="string" office:string-value="_BV(7), // D31 PD7">
            <text:p>_BV(7), // D31 PD7</text:p>
          </table:table-cell>
          <table:table-cell table:formula="of:=CONCATENATE([.F33];&quot;, // D&quot;;[.E33];&quot; &quot;;[.C33];[.D33])" office:value-type="string" office:string-value="31, // D31 PD7">
            <text:p>31, // D31 PD7</text:p>
          </table:table-cell>
          <table:table-cell table:formula="of:=CONCATENATE(&quot;Pin &quot;;[.B33];&quot; &quot;;[.C33];[.D33];&quot; (D &quot;;[.E33];&quot;) &quot;;[.G33])" office:value-type="string" office:string-value="Pin 21 PD7 (D 31) PWM">
            <text:p>Pin 21 PD7 (D 31) PWM</text:p>
          </table:table-cell>
          <table:table-cell table:formula="of:=CONCATENATE([.C33];&quot;, // D&quot;;[.E33])" office:value-type="string" office:string-value="PD, // D31">
            <text:p>PD, // D31</text:p>
          </table:table-cell>
          <table:table-cell table:formula="of:=CONCATENATE([.H33];&quot; // D&quot;;[.E33];&quot; &quot;;[.C33];[.D33])" office:value-type="string" office:string-value="TIMER2A, // D31 PD7">
            <text:p>TIMER2A, // D31 PD7</text:p>
          </table:table-cell>
        </table:table-row>
      </table:table>
      <table:table table:name="Caluni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>
            <text:p>Comment</text:p>
          </table:table-cell>
          <table:table-cell office:value-type="string">
            <text:p>Chip Pin</text:p>
          </table:table-cell>
          <table:table-cell office:value-type="string">
            <text:p>Port</text:p>
          </table:table-cell>
          <table:table-cell office:value-type="string">
            <text:p>InPort</text:p>
          </table:table-cell>
          <table:table-cell office:value-type="string">
            <text:p>D Pin</text:p>
          </table:table-cell>
          <table:table-cell office:value-type="string">
            <text:p>PCINT</text:p>
          </table:table-cell>
          <table:table-cell office:value-type="string">
            <text:p>Comment</text:p>
          </table:table-cell>
          <table:table-cell office:value-type="string">
            <text:p>TIMER</text:p>
          </table:table-cell>
          <table:table-cell office:value-type="string">
            <text:p>bitmask[]</text:p>
          </table:table-cell>
          <table:table-cell office:value-type="string">
            <text:p>pcint[]</text:p>
          </table:table-cell>
          <table:table-cell office:value-type="string">
            <text:p>chip left</text:p>
          </table:table-cell>
          <table:table-cell office:value-type="string">
            <text:p>pin[]</text:p>
          </table:table-cell>
          <table:table-cell office:value-type="string">
            <text:p>timer[]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PD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RX0</text:p>
          </table:table-cell>
          <table:table-cell office:value-type="string">
            <text:p>NOT_ON_TIMER,</text:p>
          </table:table-cell>
          <table:table-cell table:formula="of:=CONCATENATE(&quot;_BV(&quot;;[.D2];&quot;), // D&quot;;[.E2];&quot; &quot;;[.C2];[.D2])" office:value-type="string" office:string-value="_BV(0), // D0 PD0">
            <text:p>_BV(0), // D0 PD0</text:p>
          </table:table-cell>
          <table:table-cell table:formula="of:=CONCATENATE([.F2];&quot;, // D&quot;;[.E2];&quot; &quot;;[.C2];[.D2])" office:value-type="string" office:string-value="24, // D0 PD0">
            <text:p>24, // D0 PD0</text:p>
          </table:table-cell>
          <table:table-cell table:formula="of:=CONCATENATE(&quot;Pin &quot;;[.B2];&quot; &quot;;[.C2];[.D2];&quot; (D &quot;;[.E2];&quot;) &quot;;[.G2])" office:value-type="string" office:string-value="Pin 14 PD0 (D 0) RX0">
            <text:p>Pin 14 PD0 (D 0) RX0</text:p>
          </table:table-cell>
          <table:table-cell table:formula="of:=CONCATENATE([.C2];&quot;, // D&quot;;[.E2])" office:value-type="string" office:string-value="PD, // D0">
            <text:p>PD, // D0</text:p>
          </table:table-cell>
          <table:table-cell table:formula="of:=CONCATENATE([.H2];&quot; // D&quot;;[.E2];&quot; &quot;;[.C2];[.D2])" office:value-type="string" office:string-value="NOT_ON_TIMER, // D0 PD0">
            <text:p>NOT_ON_TIMER, // D0 PD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PD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TX0</text:p>
          </table:table-cell>
          <table:table-cell office:value-type="string">
            <text:p>NOT_ON_TIMER,</text:p>
          </table:table-cell>
          <table:table-cell table:formula="of:=CONCATENATE(&quot;_BV(&quot;;[.D3];&quot;), // D&quot;;[.E3];&quot; &quot;;[.C3];[.D3])" office:value-type="string" office:string-value="_BV(1), // D1 PD1">
            <text:p>_BV(1), // D1 PD1</text:p>
          </table:table-cell>
          <table:table-cell table:formula="of:=CONCATENATE([.F3];&quot;, // D&quot;;[.E3];&quot; &quot;;[.C3];[.D3])" office:value-type="string" office:string-value="25, // D1 PD1">
            <text:p>25, // D1 PD1</text:p>
          </table:table-cell>
          <table:table-cell table:formula="of:=CONCATENATE(&quot;Pin &quot;;[.B3];&quot; &quot;;[.C3];[.D3];&quot; (D &quot;;[.E3];&quot;) &quot;;[.G3])" office:value-type="string" office:string-value="Pin 15 PD1 (D 1) TX0">
            <text:p>Pin 15 PD1 (D 1) TX0</text:p>
          </table:table-cell>
          <table:table-cell table:formula="of:=CONCATENATE([.C3];&quot;, // D&quot;;[.E3])" office:value-type="string" office:string-value="PD, // D1">
            <text:p>PD, // D1</text:p>
          </table:table-cell>
          <table:table-cell table:formula="of:=CONCATENATE([.H3];&quot; // D&quot;;[.E3];&quot; &quot;;[.C3];[.D3])" office:value-type="string" office:string-value="NOT_ON_TIMER, // D1 PD1">
            <text:p>NOT_ON_TIMER, // D1 PD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PD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INT0 RX1</text:p>
          </table:table-cell>
          <table:table-cell office:value-type="string">
            <text:p>NOT_ON_TIMER,</text:p>
          </table:table-cell>
          <table:table-cell table:formula="of:=CONCATENATE(&quot;_BV(&quot;;[.D4];&quot;), // D&quot;;[.E4];&quot; &quot;;[.C4];[.D4])" office:value-type="string" office:string-value="_BV(2), // D2 PD2">
            <text:p>_BV(2), // D2 PD2</text:p>
          </table:table-cell>
          <table:table-cell table:formula="of:=CONCATENATE([.F4];&quot;, // D&quot;;[.E4];&quot; &quot;;[.C4];[.D4])" office:value-type="string" office:string-value="26, // D2 PD2">
            <text:p>26, // D2 PD2</text:p>
          </table:table-cell>
          <table:table-cell table:formula="of:=CONCATENATE(&quot;Pin &quot;;[.B4];&quot; &quot;;[.C4];[.D4];&quot; (D &quot;;[.E4];&quot;) &quot;;[.G4])" office:value-type="string" office:string-value="Pin 16 PD2 (D 2) INT0 RX1">
            <text:p>Pin 16 PD2 (D 2) INT0 RX1</text:p>
          </table:table-cell>
          <table:table-cell table:formula="of:=CONCATENATE([.C4];&quot;, // D&quot;;[.E4])" office:value-type="string" office:string-value="PD, // D2">
            <text:p>PD, // D2</text:p>
          </table:table-cell>
          <table:table-cell table:formula="of:=CONCATENATE([.H4];&quot; // D&quot;;[.E4];&quot; &quot;;[.C4];[.D4])" office:value-type="string" office:string-value="NOT_ON_TIMER, // D2 PD2">
            <text:p>NOT_ON_TIMER, // D2 PD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PD</text:p>
          </table:table-cell>
          <table:table-cell table:number-columns-repeated="2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T1 TX1</text:p>
          </table:table-cell>
          <table:table-cell office:value-type="string">
            <text:p>NOT_ON_TIMER,</text:p>
          </table:table-cell>
          <table:table-cell table:formula="of:=CONCATENATE(&quot;_BV(&quot;;[.D5];&quot;), // D&quot;;[.E5];&quot; &quot;;[.C5];[.D5])" office:value-type="string" office:string-value="_BV(3), // D3 PD3">
            <text:p>_BV(3), // D3 PD3</text:p>
          </table:table-cell>
          <table:table-cell table:formula="of:=CONCATENATE([.F5];&quot;, // D&quot;;[.E5];&quot; &quot;;[.C5];[.D5])" office:value-type="string" office:string-value="27, // D3 PD3">
            <text:p>27, // D3 PD3</text:p>
          </table:table-cell>
          <table:table-cell table:formula="of:=CONCATENATE(&quot;Pin &quot;;[.B5];&quot; &quot;;[.C5];[.D5];&quot; (D &quot;;[.E5];&quot;) &quot;;[.G5])" office:value-type="string" office:string-value="Pin 17 PD3 (D 3) INT1 TX1">
            <text:p>Pin 17 PD3 (D 3) INT1 TX1</text:p>
          </table:table-cell>
          <table:table-cell table:formula="of:=CONCATENATE([.C5];&quot;, // D&quot;;[.E5])" office:value-type="string" office:string-value="PD, // D3">
            <text:p>PD, // D3</text:p>
          </table:table-cell>
          <table:table-cell table:formula="of:=CONCATENATE([.H5];&quot; // D&quot;;[.E5];&quot; &quot;;[.C5];[.D5])" office:value-type="string" office:string-value="NOT_ON_TIMER, // D3 PD3">
            <text:p>NOT_ON_TIMER, // D3 PD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NOT_ON_TIMER,</text:p>
          </table:table-cell>
          <table:table-cell table:formula="of:=CONCATENATE(&quot;_BV(&quot;;[.D6];&quot;), // D&quot;;[.E6];&quot; &quot;;[.C6];[.D6])" office:value-type="string" office:string-value="_BV(0), // D4 PB0">
            <text:p>_BV(0), // D4 PB0</text:p>
          </table:table-cell>
          <table:table-cell table:formula="of:=CONCATENATE([.F6];&quot;, // D&quot;;[.E6];&quot; &quot;;[.C6];[.D6])" office:value-type="string" office:string-value="8, // D4 PB0">
            <text:p>8, // D4 PB0</text:p>
          </table:table-cell>
          <table:table-cell table:formula="of:=CONCATENATE(&quot;Pin &quot;;[.B6];&quot; &quot;;[.C6];[.D6];&quot; (D &quot;;[.E6];&quot;) &quot;;[.G6])" office:value-type="string" office:string-value="Pin 1 PB0 (D 4) ">
            <text:p>Pin 1 PB0 (D 4) </text:p>
          </table:table-cell>
          <table:table-cell table:formula="of:=CONCATENATE([.C6];&quot;, // D&quot;;[.E6])" office:value-type="string" office:string-value="PB, // D4">
            <text:p>PB, // D4</text:p>
          </table:table-cell>
          <table:table-cell table:formula="of:=CONCATENATE([.H6];&quot; // D&quot;;[.E6];&quot; &quot;;[.C6];[.D6])" office:value-type="string" office:string-value="NOT_ON_TIMER, // D4 PB0">
            <text:p>NOT_ON_TIMER, // D4 PB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OT_ON_TIMER,</text:p>
          </table:table-cell>
          <table:table-cell table:formula="of:=CONCATENATE(&quot;_BV(&quot;;[.D7];&quot;), // D&quot;;[.E7];&quot; &quot;;[.C7];[.D7])" office:value-type="string" office:string-value="_BV(1), // D5 PB1">
            <text:p>_BV(1), // D5 PB1</text:p>
          </table:table-cell>
          <table:table-cell table:formula="of:=CONCATENATE([.F7];&quot;, // D&quot;;[.E7];&quot; &quot;;[.C7];[.D7])" office:value-type="string" office:string-value="9, // D5 PB1">
            <text:p>9, // D5 PB1</text:p>
          </table:table-cell>
          <table:table-cell table:formula="of:=CONCATENATE(&quot;Pin &quot;;[.B7];&quot; &quot;;[.C7];[.D7];&quot; (D &quot;;[.E7];&quot;) &quot;;[.G7])" office:value-type="string" office:string-value="Pin 2 PB1 (D 5) ">
            <text:p>Pin 2 PB1 (D 5) </text:p>
          </table:table-cell>
          <table:table-cell table:formula="of:=CONCATENATE([.C7];&quot;, // D&quot;;[.E7])" office:value-type="string" office:string-value="PB, // D5">
            <text:p>PB, // D5</text:p>
          </table:table-cell>
          <table:table-cell table:formula="of:=CONCATENATE([.H7];&quot; // D&quot;;[.E7];&quot; &quot;;[.C7];[.D7])" office:value-type="string" office:string-value="NOT_ON_TIMER, // D5 PB1">
            <text:p>NOT_ON_TIMER, // D5 PB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B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INT2</text:p>
          </table:table-cell>
          <table:table-cell office:value-type="string">
            <text:p>NOT_ON_TIMER,</text:p>
          </table:table-cell>
          <table:table-cell table:formula="of:=CONCATENATE(&quot;_BV(&quot;;[.D8];&quot;), // D&quot;;[.E8];&quot; &quot;;[.C8];[.D8])" office:value-type="string" office:string-value="_BV(2), // D6 PB2">
            <text:p>_BV(2), // D6 PB2</text:p>
          </table:table-cell>
          <table:table-cell table:formula="of:=CONCATENATE([.F8];&quot;, // D&quot;;[.E8];&quot; &quot;;[.C8];[.D8])" office:value-type="string" office:string-value="10, // D6 PB2">
            <text:p>10, // D6 PB2</text:p>
          </table:table-cell>
          <table:table-cell table:formula="of:=CONCATENATE(&quot;Pin &quot;;[.B8];&quot; &quot;;[.C8];[.D8];&quot; (D &quot;;[.E8];&quot;) &quot;;[.G8])" office:value-type="string" office:string-value="Pin 3 PB2 (D 6) INT2">
            <text:p>Pin 3 PB2 (D 6) INT2</text:p>
          </table:table-cell>
          <table:table-cell table:formula="of:=CONCATENATE([.C8];&quot;, // D&quot;;[.E8])" office:value-type="string" office:string-value="PB, // D6">
            <text:p>PB, // D6</text:p>
          </table:table-cell>
          <table:table-cell table:formula="of:=CONCATENATE([.H8];&quot; // D&quot;;[.E8];&quot; &quot;;[.C8];[.D8])" office:value-type="string" office:string-value="NOT_ON_TIMER, // D6 PB2">
            <text:p>NOT_ON_TIMER, // D6 PB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B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PWM</text:p>
          </table:table-cell>
          <table:table-cell office:value-type="string">
            <text:p>TIMER0A,</text:p>
          </table:table-cell>
          <table:table-cell table:formula="of:=CONCATENATE(&quot;_BV(&quot;;[.D9];&quot;), // D&quot;;[.E9];&quot; &quot;;[.C9];[.D9])" office:value-type="string" office:string-value="_BV(3), // D7 PB3">
            <text:p>_BV(3), // D7 PB3</text:p>
          </table:table-cell>
          <table:table-cell table:formula="of:=CONCATENATE([.F9];&quot;, // D&quot;;[.E9];&quot; &quot;;[.C9];[.D9])" office:value-type="string" office:string-value="11, // D7 PB3">
            <text:p>11, // D7 PB3</text:p>
          </table:table-cell>
          <table:table-cell table:formula="of:=CONCATENATE(&quot;Pin &quot;;[.B9];&quot; &quot;;[.C9];[.D9];&quot; (D &quot;;[.E9];&quot;) &quot;;[.G9])" office:value-type="string" office:string-value="Pin 4 PB3 (D 7) PWM">
            <text:p>Pin 4 PB3 (D 7) PWM</text:p>
          </table:table-cell>
          <table:table-cell table:formula="of:=CONCATENATE([.C9];&quot;, // D&quot;;[.E9])" office:value-type="string" office:string-value="PB, // D7">
            <text:p>PB, // D7</text:p>
          </table:table-cell>
          <table:table-cell table:formula="of:=CONCATENATE([.H9];&quot; // D&quot;;[.E9];&quot; &quot;;[.C9];[.D9])" office:value-type="string" office:string-value="TIMER0A, // D7 PB3">
            <text:p>TIMER0A, // D7 PB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P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PWM</text:p>
          </table:table-cell>
          <table:table-cell office:value-type="string">
            <text:p>TIMER2B,</text:p>
          </table:table-cell>
          <table:table-cell table:formula="of:=CONCATENATE(&quot;_BV(&quot;;[.D10];&quot;), // D&quot;;[.E10];&quot; &quot;;[.C10];[.D10])" office:value-type="string" office:string-value="_BV(6), // D8 PD6">
            <text:p>_BV(6), // D8 PD6</text:p>
          </table:table-cell>
          <table:table-cell table:formula="of:=CONCATENATE([.F10];&quot;, // D&quot;;[.E10];&quot; &quot;;[.C10];[.D10])" office:value-type="string" office:string-value="30, // D8 PD6">
            <text:p>30, // D8 PD6</text:p>
          </table:table-cell>
          <table:table-cell table:formula="of:=CONCATENATE(&quot;Pin &quot;;[.B10];&quot; &quot;;[.C10];[.D10];&quot; (D &quot;;[.E10];&quot;) &quot;;[.G10])" office:value-type="string" office:string-value="Pin 20 PD6 (D 8) PWM">
            <text:p>Pin 20 PD6 (D 8) PWM</text:p>
          </table:table-cell>
          <table:table-cell table:formula="of:=CONCATENATE([.C10];&quot;, // D&quot;;[.E10])" office:value-type="string" office:string-value="PD, // D8">
            <text:p>PD, // D8</text:p>
          </table:table-cell>
          <table:table-cell table:formula="of:=CONCATENATE([.H10];&quot; // D&quot;;[.E10];&quot; &quot;;[.C10];[.D10])" office:value-type="string" office:string-value="TIMER2B, // D8 PD6">
            <text:p>TIMER2B, // D8 PD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string">
            <text:p>PWM</text:p>
          </table:table-cell>
          <table:table-cell office:value-type="string">
            <text:p>TIMER1A,</text:p>
          </table:table-cell>
          <table:table-cell table:formula="of:=CONCATENATE(&quot;_BV(&quot;;[.D11];&quot;), // D&quot;;[.E11];&quot; &quot;;[.C11];[.D11])" office:value-type="string" office:string-value="_BV(5), // D9 PD5">
            <text:p>_BV(5), // D9 PD5</text:p>
          </table:table-cell>
          <table:table-cell table:formula="of:=CONCATENATE([.F11];&quot;, // D&quot;;[.E11];&quot; &quot;;[.C11];[.D11])" office:value-type="string" office:string-value="29, // D9 PD5">
            <text:p>29, // D9 PD5</text:p>
          </table:table-cell>
          <table:table-cell table:formula="of:=CONCATENATE(&quot;Pin &quot;;[.B11];&quot; &quot;;[.C11];[.D11];&quot; (D &quot;;[.E11];&quot;) &quot;;[.G11])" office:value-type="string" office:string-value="Pin 19 PD5 (D 9) PWM">
            <text:p>Pin 19 PD5 (D 9) PWM</text:p>
          </table:table-cell>
          <table:table-cell table:formula="of:=CONCATENATE([.C11];&quot;, // D&quot;;[.E11])" office:value-type="string" office:string-value="PD, // D9">
            <text:p>PD, // D9</text:p>
          </table:table-cell>
          <table:table-cell table:formula="of:=CONCATENATE([.H11];&quot; // D&quot;;[.E11];&quot; &quot;;[.C11];[.D11])" office:value-type="string" office:string-value="TIMER1A, // D9 PD5">
            <text:p>TIMER1A, // D9 PD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B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PWM/SS</text:p>
          </table:table-cell>
          <table:table-cell office:value-type="string">
            <text:p>TIMER0B,</text:p>
          </table:table-cell>
          <table:table-cell table:formula="of:=CONCATENATE(&quot;_BV(&quot;;[.D12];&quot;), // D&quot;;[.E12];&quot; &quot;;[.C12];[.D12])" office:value-type="string" office:string-value="_BV(4), // D10 PB4">
            <text:p>_BV(4), // D10 PB4</text:p>
          </table:table-cell>
          <table:table-cell table:formula="of:=CONCATENATE([.F12];&quot;, // D&quot;;[.E12];&quot; &quot;;[.C12];[.D12])" office:value-type="string" office:string-value="12, // D10 PB4">
            <text:p>12, // D10 PB4</text:p>
          </table:table-cell>
          <table:table-cell table:formula="of:=CONCATENATE(&quot;Pin &quot;;[.B12];&quot; &quot;;[.C12];[.D12];&quot; (D &quot;;[.E12];&quot;) &quot;;[.G12])" office:value-type="string" office:string-value="Pin 5 PB4 (D 10) PWM/SS">
            <text:p>Pin 5 PB4 (D 10) PWM/SS</text:p>
          </table:table-cell>
          <table:table-cell table:formula="of:=CONCATENATE([.C12];&quot;, // D&quot;;[.E12])" office:value-type="string" office:string-value="PB, // D10">
            <text:p>PB, // D10</text:p>
          </table:table-cell>
          <table:table-cell table:formula="of:=CONCATENATE([.H12];&quot; // D&quot;;[.E12];&quot; &quot;;[.C12];[.D12])" office:value-type="string" office:string-value="TIMER0B, // D10 PB4">
            <text:p>TIMER0B, // D10 PB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B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MOSI</text:p>
          </table:table-cell>
          <table:table-cell office:value-type="string">
            <text:p>NOT_ON_TIMER,</text:p>
          </table:table-cell>
          <table:table-cell table:formula="of:=CONCATENATE(&quot;_BV(&quot;;[.D13];&quot;), // D&quot;;[.E13];&quot; &quot;;[.C13];[.D13])" office:value-type="string" office:string-value="_BV(5), // D11 PB5">
            <text:p>_BV(5), // D11 PB5</text:p>
          </table:table-cell>
          <table:table-cell table:formula="of:=CONCATENATE([.F13];&quot;, // D&quot;;[.E13];&quot; &quot;;[.C13];[.D13])" office:value-type="string" office:string-value="13, // D11 PB5">
            <text:p>13, // D11 PB5</text:p>
          </table:table-cell>
          <table:table-cell table:formula="of:=CONCATENATE(&quot;Pin &quot;;[.B13];&quot; &quot;;[.C13];[.D13];&quot; (D &quot;;[.E13];&quot;) &quot;;[.G13])" office:value-type="string" office:string-value="Pin 6 PB5 (D 11) MOSI">
            <text:p>Pin 6 PB5 (D 11) MOSI</text:p>
          </table:table-cell>
          <table:table-cell table:formula="of:=CONCATENATE([.C13];&quot;, // D&quot;;[.E13])" office:value-type="string" office:string-value="PB, // D11">
            <text:p>PB, // D11</text:p>
          </table:table-cell>
          <table:table-cell table:formula="of:=CONCATENATE([.H13];&quot; // D&quot;;[.E13];&quot; &quot;;[.C13];[.D13])" office:value-type="string" office:string-value="NOT_ON_TIMER, // D11 PB5">
            <text:p>NOT_ON_TIMER, // D11 PB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B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PWM/MISO</text:p>
          </table:table-cell>
          <table:table-cell office:value-type="string">
            <text:p>TIMER3A,</text:p>
          </table:table-cell>
          <table:table-cell table:formula="of:=CONCATENATE(&quot;_BV(&quot;;[.D14];&quot;), // D&quot;;[.E14];&quot; &quot;;[.C14];[.D14])" office:value-type="string" office:string-value="_BV(6), // D12 PB6">
            <text:p>_BV(6), // D12 PB6</text:p>
          </table:table-cell>
          <table:table-cell table:formula="of:=CONCATENATE([.F14];&quot;, // D&quot;;[.E14];&quot; &quot;;[.C14];[.D14])" office:value-type="string" office:string-value="14, // D12 PB6">
            <text:p>14, // D12 PB6</text:p>
          </table:table-cell>
          <table:table-cell table:formula="of:=CONCATENATE(&quot;Pin &quot;;[.B14];&quot; &quot;;[.C14];[.D14];&quot; (D &quot;;[.E14];&quot;) &quot;;[.G14])" office:value-type="string" office:string-value="Pin 7 PB6 (D 12) PWM/MISO">
            <text:p>Pin 7 PB6 (D 12) PWM/MISO</text:p>
          </table:table-cell>
          <table:table-cell table:formula="of:=CONCATENATE([.C14];&quot;, // D&quot;;[.E14])" office:value-type="string" office:string-value="PB, // D12">
            <text:p>PB, // D12</text:p>
          </table:table-cell>
          <table:table-cell table:formula="of:=CONCATENATE([.H14];&quot; // D&quot;;[.E14];&quot; &quot;;[.C14];[.D14])" office:value-type="string" office:string-value="TIMER3A, // D12 PB6">
            <text:p>TIMER3A, // D12 PB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PWM/SCK</text:p>
          </table:table-cell>
          <table:table-cell office:value-type="string">
            <text:p>TIMER3B,</text:p>
          </table:table-cell>
          <table:table-cell table:formula="of:=CONCATENATE(&quot;_BV(&quot;;[.D15];&quot;), // D&quot;;[.E15];&quot; &quot;;[.C15];[.D15])" office:value-type="string" office:string-value="_BV(7), // D13 PB7">
            <text:p>_BV(7), // D13 PB7</text:p>
          </table:table-cell>
          <table:table-cell table:formula="of:=CONCATENATE([.F15];&quot;, // D&quot;;[.E15];&quot; &quot;;[.C15];[.D15])" office:value-type="string" office:string-value="15, // D13 PB7">
            <text:p>15, // D13 PB7</text:p>
          </table:table-cell>
          <table:table-cell table:formula="of:=CONCATENATE(&quot;Pin &quot;;[.B15];&quot; &quot;;[.C15];[.D15];&quot; (D &quot;;[.E15];&quot;) &quot;;[.G15])" office:value-type="string" office:string-value="Pin 8 PB7 (D 13) PWM/SCK">
            <text:p>Pin 8 PB7 (D 13) PWM/SCK</text:p>
          </table:table-cell>
          <table:table-cell table:formula="of:=CONCATENATE([.C15];&quot;, // D&quot;;[.E15])" office:value-type="string" office:string-value="PB, // D13">
            <text:p>PB, // D13</text:p>
          </table:table-cell>
          <table:table-cell table:formula="of:=CONCATENATE([.H15];&quot; // D&quot;;[.E15];&quot; &quot;;[.C15];[.D15])" office:value-type="string" office:string-value="TIMER3B, // D13 PB7">
            <text:p>TIMER3B, // D13 PB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PC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NOT_ON_TIMER,</text:p>
          </table:table-cell>
          <table:table-cell table:formula="of:=CONCATENATE(&quot;_BV(&quot;;[.D16];&quot;), // D&quot;;[.E16];&quot; &quot;;[.C16];[.D16])" office:value-type="string" office:string-value="_BV(7), // D14 PC7">
            <text:p>_BV(7), // D14 PC7</text:p>
          </table:table-cell>
          <table:table-cell table:formula="of:=CONCATENATE([.F16];&quot;, // D&quot;;[.E16];&quot; &quot;;[.C16];[.D16])" office:value-type="string" office:string-value="23, // D14 PC7">
            <text:p>23, // D14 PC7</text:p>
          </table:table-cell>
          <table:table-cell table:formula="of:=CONCATENATE(&quot;Pin &quot;;[.B16];&quot; &quot;;[.C16];[.D16];&quot; (D &quot;;[.E16];&quot;) &quot;;[.G16])" office:value-type="string" office:string-value="Pin 29 PC7 (D 14) ">
            <text:p>Pin 29 PC7 (D 14) </text:p>
          </table:table-cell>
          <table:table-cell table:formula="of:=CONCATENATE([.C16];&quot;, // D&quot;;[.E16])" office:value-type="string" office:string-value="PC, // D14">
            <text:p>PC, // D14</text:p>
          </table:table-cell>
          <table:table-cell table:formula="of:=CONCATENATE([.H16];&quot; // D&quot;;[.E16];&quot; &quot;;[.C16];[.D16])" office:value-type="string" office:string-value="NOT_ON_TIMER, // D14 PC7">
            <text:p>NOT_ON_TIMER, // D14 PC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PC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NOT_ON_TIMER,</text:p>
          </table:table-cell>
          <table:table-cell table:formula="of:=CONCATENATE(&quot;_BV(&quot;;[.D17];&quot;), // D&quot;;[.E17];&quot; &quot;;[.C17];[.D17])" office:value-type="string" office:string-value="_BV(6), // D15 PC6">
            <text:p>_BV(6), // D15 PC6</text:p>
          </table:table-cell>
          <table:table-cell table:formula="of:=CONCATENATE([.F17];&quot;, // D&quot;;[.E17];&quot; &quot;;[.C17];[.D17])" office:value-type="string" office:string-value="22, // D15 PC6">
            <text:p>22, // D15 PC6</text:p>
          </table:table-cell>
          <table:table-cell table:formula="of:=CONCATENATE(&quot;Pin &quot;;[.B17];&quot; &quot;;[.C17];[.D17];&quot; (D &quot;;[.E17];&quot;) &quot;;[.G17])" office:value-type="string" office:string-value="Pin 28 PC6 (D 15) ">
            <text:p>Pin 28 PC6 (D 15) </text:p>
          </table:table-cell>
          <table:table-cell table:formula="of:=CONCATENATE([.C17];&quot;, // D&quot;;[.E17])" office:value-type="string" office:string-value="PC, // D15">
            <text:p>PC, // D15</text:p>
          </table:table-cell>
          <table:table-cell table:formula="of:=CONCATENATE([.H17];&quot; // D&quot;;[.E17];&quot; &quot;;[.C17];[.D17])" office:value-type="string" office:string-value="NOT_ON_TIMER, // D15 PC6">
            <text:p>NOT_ON_TIMER, // D15 PC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PC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TDI</text:p>
          </table:table-cell>
          <table:table-cell office:value-type="string">
            <text:p>NOT_ON_TIMER,</text:p>
          </table:table-cell>
          <table:table-cell table:formula="of:=CONCATENATE(&quot;_BV(&quot;;[.D18];&quot;), // D&quot;;[.E18];&quot; &quot;;[.C18];[.D18])" office:value-type="string" office:string-value="_BV(5), // D16 PC5">
            <text:p>_BV(5), // D16 PC5</text:p>
          </table:table-cell>
          <table:table-cell table:formula="of:=CONCATENATE([.F18];&quot;, // D&quot;;[.E18];&quot; &quot;;[.C18];[.D18])" office:value-type="string" office:string-value="21, // D16 PC5">
            <text:p>21, // D16 PC5</text:p>
          </table:table-cell>
          <table:table-cell table:formula="of:=CONCATENATE(&quot;Pin &quot;;[.B18];&quot; &quot;;[.C18];[.D18];&quot; (D &quot;;[.E18];&quot;) &quot;;[.G18])" office:value-type="string" office:string-value="Pin 27 PC5 (D 16) TDI">
            <text:p>Pin 27 PC5 (D 16) TDI</text:p>
          </table:table-cell>
          <table:table-cell table:formula="of:=CONCATENATE([.C18];&quot;, // D&quot;;[.E18])" office:value-type="string" office:string-value="PC, // D16">
            <text:p>PC, // D16</text:p>
          </table:table-cell>
          <table:table-cell table:formula="of:=CONCATENATE([.H18];&quot; // D&quot;;[.E18];&quot; &quot;;[.C18];[.D18])" office:value-type="string" office:string-value="NOT_ON_TIMER, // D16 PC5">
            <text:p>NOT_ON_TIMER, // D16 PC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PC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TDO</text:p>
          </table:table-cell>
          <table:table-cell office:value-type="string">
            <text:p>NOT_ON_TIMER,</text:p>
          </table:table-cell>
          <table:table-cell table:formula="of:=CONCATENATE(&quot;_BV(&quot;;[.D19];&quot;), // D&quot;;[.E19];&quot; &quot;;[.C19];[.D19])" office:value-type="string" office:string-value="_BV(4), // D17 PC4">
            <text:p>_BV(4), // D17 PC4</text:p>
          </table:table-cell>
          <table:table-cell table:formula="of:=CONCATENATE([.F19];&quot;, // D&quot;;[.E19];&quot; &quot;;[.C19];[.D19])" office:value-type="string" office:string-value="20, // D17 PC4">
            <text:p>20, // D17 PC4</text:p>
          </table:table-cell>
          <table:table-cell table:formula="of:=CONCATENATE(&quot;Pin &quot;;[.B19];&quot; &quot;;[.C19];[.D19];&quot; (D &quot;;[.E19];&quot;) &quot;;[.G19])" office:value-type="string" office:string-value="Pin 26 PC4 (D 17) TDO">
            <text:p>Pin 26 PC4 (D 17) TDO</text:p>
          </table:table-cell>
          <table:table-cell table:formula="of:=CONCATENATE([.C19];&quot;, // D&quot;;[.E19])" office:value-type="string" office:string-value="PC, // D17">
            <text:p>PC, // D17</text:p>
          </table:table-cell>
          <table:table-cell table:formula="of:=CONCATENATE([.H19];&quot; // D&quot;;[.E19];&quot; &quot;;[.C19];[.D19])" office:value-type="string" office:string-value="NOT_ON_TIMER, // D17 PC4">
            <text:p>NOT_ON_TIMER, // D17 PC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PC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TMS</text:p>
          </table:table-cell>
          <table:table-cell office:value-type="string">
            <text:p>NOT_ON_TIMER,</text:p>
          </table:table-cell>
          <table:table-cell table:formula="of:=CONCATENATE(&quot;_BV(&quot;;[.D20];&quot;), // D&quot;;[.E20];&quot; &quot;;[.C20];[.D20])" office:value-type="string" office:string-value="_BV(3), // D18 PC3">
            <text:p>_BV(3), // D18 PC3</text:p>
          </table:table-cell>
          <table:table-cell table:formula="of:=CONCATENATE([.F20];&quot;, // D&quot;;[.E20];&quot; &quot;;[.C20];[.D20])" office:value-type="string" office:string-value="19, // D18 PC3">
            <text:p>19, // D18 PC3</text:p>
          </table:table-cell>
          <table:table-cell table:formula="of:=CONCATENATE(&quot;Pin &quot;;[.B20];&quot; &quot;;[.C20];[.D20];&quot; (D &quot;;[.E20];&quot;) &quot;;[.G20])" office:value-type="string" office:string-value="Pin 25 PC3 (D 18) TMS">
            <text:p>Pin 25 PC3 (D 18) TMS</text:p>
          </table:table-cell>
          <table:table-cell table:formula="of:=CONCATENATE([.C20];&quot;, // D&quot;;[.E20])" office:value-type="string" office:string-value="PC, // D18">
            <text:p>PC, // D18</text:p>
          </table:table-cell>
          <table:table-cell table:formula="of:=CONCATENATE([.H20];&quot; // D&quot;;[.E20];&quot; &quot;;[.C20];[.D20])" office:value-type="string" office:string-value="NOT_ON_TIMER, // D18 PC3">
            <text:p>NOT_ON_TIMER, // D18 PC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TCK</text:p>
          </table:table-cell>
          <table:table-cell office:value-type="string">
            <text:p>NOT_ON_TIMER,</text:p>
          </table:table-cell>
          <table:table-cell table:formula="of:=CONCATENATE(&quot;_BV(&quot;;[.D21];&quot;), // D&quot;;[.E21];&quot; &quot;;[.C21];[.D21])" office:value-type="string" office:string-value="_BV(2), // D19 PC2">
            <text:p>_BV(2), // D19 PC2</text:p>
          </table:table-cell>
          <table:table-cell table:formula="of:=CONCATENATE([.F21];&quot;, // D&quot;;[.E21];&quot; &quot;;[.C21];[.D21])" office:value-type="string" office:string-value="18, // D19 PC2">
            <text:p>18, // D19 PC2</text:p>
          </table:table-cell>
          <table:table-cell table:formula="of:=CONCATENATE(&quot;Pin &quot;;[.B21];&quot; &quot;;[.C21];[.D21];&quot; (D &quot;;[.E21];&quot;) &quot;;[.G21])" office:value-type="string" office:string-value="Pin 24 PC2 (D 19) TCK">
            <text:p>Pin 24 PC2 (D 19) TCK</text:p>
          </table:table-cell>
          <table:table-cell table:formula="of:=CONCATENATE([.C21];&quot;, // D&quot;;[.E21])" office:value-type="string" office:string-value="PC, // D19">
            <text:p>PC, // D19</text:p>
          </table:table-cell>
          <table:table-cell table:formula="of:=CONCATENATE([.H21];&quot; // D&quot;;[.E21];&quot; &quot;;[.C21];[.D21])" office:value-type="string" office:string-value="NOT_ON_TIMER, // D19 PC2">
            <text:p>NOT_ON_TIMER, // D19 PC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SDA</text:p>
          </table:table-cell>
          <table:table-cell office:value-type="string">
            <text:p>NOT_ON_TIMER,</text:p>
          </table:table-cell>
          <table:table-cell table:formula="of:=CONCATENATE(&quot;_BV(&quot;;[.D22];&quot;), // D&quot;;[.E22];&quot; &quot;;[.C22];[.D22])" office:value-type="string" office:string-value="_BV(1), // D20 PC1">
            <text:p>_BV(1), // D20 PC1</text:p>
          </table:table-cell>
          <table:table-cell table:formula="of:=CONCATENATE([.F22];&quot;, // D&quot;;[.E22];&quot; &quot;;[.C22];[.D22])" office:value-type="string" office:string-value="17, // D20 PC1">
            <text:p>17, // D20 PC1</text:p>
          </table:table-cell>
          <table:table-cell table:formula="of:=CONCATENATE(&quot;Pin &quot;;[.B22];&quot; &quot;;[.C22];[.D22];&quot; (D &quot;;[.E22];&quot;) &quot;;[.G22])" office:value-type="string" office:string-value="Pin 23 PC1 (D 20) SDA">
            <text:p>Pin 23 PC1 (D 20) SDA</text:p>
          </table:table-cell>
          <table:table-cell table:formula="of:=CONCATENATE([.C22];&quot;, // D&quot;;[.E22])" office:value-type="string" office:string-value="PC, // D20">
            <text:p>PC, // D20</text:p>
          </table:table-cell>
          <table:table-cell table:formula="of:=CONCATENATE([.H22];&quot; // D&quot;;[.E22];&quot; &quot;;[.C22];[.D22])" office:value-type="string" office:string-value="NOT_ON_TIMER, // D20 PC1">
            <text:p>NOT_ON_TIMER, // D20 PC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PC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SCL</text:p>
          </table:table-cell>
          <table:table-cell office:value-type="string">
            <text:p>NOT_ON_TIMER,</text:p>
          </table:table-cell>
          <table:table-cell table:formula="of:=CONCATENATE(&quot;_BV(&quot;;[.D23];&quot;), // D&quot;;[.E23];&quot; &quot;;[.C23];[.D23])" office:value-type="string" office:string-value="_BV(0), // D21 PC0">
            <text:p>_BV(0), // D21 PC0</text:p>
          </table:table-cell>
          <table:table-cell table:formula="of:=CONCATENATE([.F23];&quot;, // D&quot;;[.E23];&quot; &quot;;[.C23];[.D23])" office:value-type="string" office:string-value="16, // D21 PC0">
            <text:p>16, // D21 PC0</text:p>
          </table:table-cell>
          <table:table-cell table:formula="of:=CONCATENATE(&quot;Pin &quot;;[.B23];&quot; &quot;;[.C23];[.D23];&quot; (D &quot;;[.E23];&quot;) &quot;;[.G23])" office:value-type="string" office:string-value="Pin 22 PC0 (D 21) SCL">
            <text:p>Pin 22 PC0 (D 21) SCL</text:p>
          </table:table-cell>
          <table:table-cell table:formula="of:=CONCATENATE([.C23];&quot;, // D&quot;;[.E23])" office:value-type="string" office:string-value="PC, // D21">
            <text:p>PC, // D21</text:p>
          </table:table-cell>
          <table:table-cell table:formula="of:=CONCATENATE([.H23];&quot; // D&quot;;[.E23];&quot; &quot;;[.C23];[.D23])" office:value-type="string" office:string-value="NOT_ON_TIMER, // D21 PC0">
            <text:p>NOT_ON_TIMER, // D21 PC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string">
            <text:p>PWM</text:p>
          </table:table-cell>
          <table:table-cell office:value-type="string">
            <text:p>TIMER1B,</text:p>
          </table:table-cell>
          <table:table-cell table:formula="of:=CONCATENATE(&quot;_BV(&quot;;[.D24];&quot;), // D&quot;;[.E24];&quot; &quot;;[.C24];[.D24])" office:value-type="string" office:string-value="_BV(4), // D22 PD4">
            <text:p>_BV(4), // D22 PD4</text:p>
          </table:table-cell>
          <table:table-cell table:formula="of:=CONCATENATE([.F24];&quot;, // D&quot;;[.E24];&quot; &quot;;[.C24];[.D24])" office:value-type="string" office:string-value="28, // D22 PD4">
            <text:p>28, // D22 PD4</text:p>
          </table:table-cell>
          <table:table-cell table:formula="of:=CONCATENATE(&quot;Pin &quot;;[.B24];&quot; &quot;;[.C24];[.D24];&quot; (D &quot;;[.E24];&quot;) &quot;;[.G24])" office:value-type="string" office:string-value="Pin 18 PD4 (D 22) PWM">
            <text:p>Pin 18 PD4 (D 22) PWM</text:p>
          </table:table-cell>
          <table:table-cell table:formula="of:=CONCATENATE([.C24];&quot;, // D&quot;;[.E24])" office:value-type="string" office:string-value="PD, // D22">
            <text:p>PD, // D22</text:p>
          </table:table-cell>
          <table:table-cell table:formula="of:=CONCATENATE([.H24];&quot; // D&quot;;[.E24];&quot; &quot;;[.C24];[.D24])" office:value-type="string" office:string-value="TIMER1B, // D22 PD4">
            <text:p>TIMER1B, // D22 PD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PD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PWM</text:p>
          </table:table-cell>
          <table:table-cell office:value-type="string">
            <text:p>TIMER2A,</text:p>
          </table:table-cell>
          <table:table-cell table:formula="of:=CONCATENATE(&quot;_BV(&quot;;[.D25];&quot;), // D&quot;;[.E25];&quot; &quot;;[.C25];[.D25])" office:value-type="string" office:string-value="_BV(7), // D23 PD7">
            <text:p>_BV(7), // D23 PD7</text:p>
          </table:table-cell>
          <table:table-cell table:formula="of:=CONCATENATE([.F25];&quot;, // D&quot;;[.E25];&quot; &quot;;[.C25];[.D25])" office:value-type="string" office:string-value="31, // D23 PD7">
            <text:p>31, // D23 PD7</text:p>
          </table:table-cell>
          <table:table-cell table:formula="of:=CONCATENATE(&quot;Pin &quot;;[.B25];&quot; &quot;;[.C25];[.D25];&quot; (D &quot;;[.E25];&quot;) &quot;;[.G25])" office:value-type="string" office:string-value="Pin 21 PD7 (D 23) PWM">
            <text:p>Pin 21 PD7 (D 23) PWM</text:p>
          </table:table-cell>
          <table:table-cell table:formula="of:=CONCATENATE([.C25];&quot;, // D&quot;;[.E25])" office:value-type="string" office:string-value="PD, // D23">
            <text:p>PD, // D23</text:p>
          </table:table-cell>
          <table:table-cell table:formula="of:=CONCATENATE([.H25];&quot; // D&quot;;[.E25];&quot; &quot;;[.C25];[.D25])" office:value-type="string" office:string-value="TIMER2A, // D23 PD7">
            <text:p>TIMER2A, // D23 PD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PA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AI 0</text:p>
          </table:table-cell>
          <table:table-cell office:value-type="string">
            <text:p>NOT_ON_TIMER,</text:p>
          </table:table-cell>
          <table:table-cell table:formula="of:=CONCATENATE(&quot;_BV(&quot;;[.D26];&quot;), // D&quot;;[.E26];&quot; &quot;;[.C26];[.D26])" office:value-type="string" office:string-value="_BV(7), // D24 PA7">
            <text:p>_BV(7), // D24 PA7</text:p>
          </table:table-cell>
          <table:table-cell table:formula="of:=CONCATENATE([.F26];&quot;, // D&quot;;[.E26];&quot; &quot;;[.C26];[.D26])" office:value-type="string" office:string-value="7, // D24 PA7">
            <text:p>7, // D24 PA7</text:p>
          </table:table-cell>
          <table:table-cell table:formula="of:=CONCATENATE(&quot;Pin &quot;;[.B26];&quot; &quot;;[.C26];[.D26];&quot; (D &quot;;[.E26];&quot;) &quot;;[.G26])" office:value-type="string" office:string-value="Pin 33 PA7 (D 24) AI 0">
            <text:p>Pin 33 PA7 (D 24) AI 0</text:p>
          </table:table-cell>
          <table:table-cell table:formula="of:=CONCATENATE([.C26];&quot;, // D&quot;;[.E26])" office:value-type="string" office:string-value="PA, // D24">
            <text:p>PA, // D24</text:p>
          </table:table-cell>
          <table:table-cell table:formula="of:=CONCATENATE([.H26];&quot; // D&quot;;[.E26];&quot; &quot;;[.C26];[.D26])" office:value-type="string" office:string-value="NOT_ON_TIMER, // D24 PA7">
            <text:p>NOT_ON_TIMER, // D24 PA7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PA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AI 1</text:p>
          </table:table-cell>
          <table:table-cell office:value-type="string">
            <text:p>NOT_ON_TIMER,</text:p>
          </table:table-cell>
          <table:table-cell table:formula="of:=CONCATENATE(&quot;_BV(&quot;;[.D27];&quot;), // D&quot;;[.E27];&quot; &quot;;[.C27];[.D27])" office:value-type="string" office:string-value="_BV(6), // D25 PA6">
            <text:p>_BV(6), // D25 PA6</text:p>
          </table:table-cell>
          <table:table-cell table:formula="of:=CONCATENATE([.F27];&quot;, // D&quot;;[.E27];&quot; &quot;;[.C27];[.D27])" office:value-type="string" office:string-value="6, // D25 PA6">
            <text:p>6, // D25 PA6</text:p>
          </table:table-cell>
          <table:table-cell table:formula="of:=CONCATENATE(&quot;Pin &quot;;[.B27];&quot; &quot;;[.C27];[.D27];&quot; (D &quot;;[.E27];&quot;) &quot;;[.G27])" office:value-type="string" office:string-value="Pin 34 PA6 (D 25) AI 1">
            <text:p>Pin 34 PA6 (D 25) AI 1</text:p>
          </table:table-cell>
          <table:table-cell table:formula="of:=CONCATENATE([.C27];&quot;, // D&quot;;[.E27])" office:value-type="string" office:string-value="PA, // D25">
            <text:p>PA, // D25</text:p>
          </table:table-cell>
          <table:table-cell table:formula="of:=CONCATENATE([.H27];&quot; // D&quot;;[.E27];&quot; &quot;;[.C27];[.D27])" office:value-type="string" office:string-value="NOT_ON_TIMER, // D25 PA6">
            <text:p>NOT_ON_TIMER, // D25 PA6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PA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AI 2</text:p>
          </table:table-cell>
          <table:table-cell office:value-type="string">
            <text:p>NOT_ON_TIMER,</text:p>
          </table:table-cell>
          <table:table-cell table:formula="of:=CONCATENATE(&quot;_BV(&quot;;[.D28];&quot;), // D&quot;;[.E28];&quot; &quot;;[.C28];[.D28])" office:value-type="string" office:string-value="_BV(5), // D26 PA5">
            <text:p>_BV(5), // D26 PA5</text:p>
          </table:table-cell>
          <table:table-cell table:formula="of:=CONCATENATE([.F28];&quot;, // D&quot;;[.E28];&quot; &quot;;[.C28];[.D28])" office:value-type="string" office:string-value="5, // D26 PA5">
            <text:p>5, // D26 PA5</text:p>
          </table:table-cell>
          <table:table-cell table:formula="of:=CONCATENATE(&quot;Pin &quot;;[.B28];&quot; &quot;;[.C28];[.D28];&quot; (D &quot;;[.E28];&quot;) &quot;;[.G28])" office:value-type="string" office:string-value="Pin 35 PA5 (D 26) AI 2">
            <text:p>Pin 35 PA5 (D 26) AI 2</text:p>
          </table:table-cell>
          <table:table-cell table:formula="of:=CONCATENATE([.C28];&quot;, // D&quot;;[.E28])" office:value-type="string" office:string-value="PA, // D26">
            <text:p>PA, // D26</text:p>
          </table:table-cell>
          <table:table-cell table:formula="of:=CONCATENATE([.H28];&quot; // D&quot;;[.E28];&quot; &quot;;[.C28];[.D28])" office:value-type="string" office:string-value="NOT_ON_TIMER, // D26 PA5">
            <text:p>NOT_ON_TIMER, // D26 PA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PA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AI 3</text:p>
          </table:table-cell>
          <table:table-cell office:value-type="string">
            <text:p>NOT_ON_TIMER,</text:p>
          </table:table-cell>
          <table:table-cell table:formula="of:=CONCATENATE(&quot;_BV(&quot;;[.D29];&quot;), // D&quot;;[.E29];&quot; &quot;;[.C29];[.D29])" office:value-type="string" office:string-value="_BV(4), // D27 PA4">
            <text:p>_BV(4), // D27 PA4</text:p>
          </table:table-cell>
          <table:table-cell table:formula="of:=CONCATENATE([.F29];&quot;, // D&quot;;[.E29];&quot; &quot;;[.C29];[.D29])" office:value-type="string" office:string-value="4, // D27 PA4">
            <text:p>4, // D27 PA4</text:p>
          </table:table-cell>
          <table:table-cell table:formula="of:=CONCATENATE(&quot;Pin &quot;;[.B29];&quot; &quot;;[.C29];[.D29];&quot; (D &quot;;[.E29];&quot;) &quot;;[.G29])" office:value-type="string" office:string-value="Pin 36 PA4 (D 27) AI 3">
            <text:p>Pin 36 PA4 (D 27) AI 3</text:p>
          </table:table-cell>
          <table:table-cell table:formula="of:=CONCATENATE([.C29];&quot;, // D&quot;;[.E29])" office:value-type="string" office:string-value="PA, // D27">
            <text:p>PA, // D27</text:p>
          </table:table-cell>
          <table:table-cell table:formula="of:=CONCATENATE([.H29];&quot; // D&quot;;[.E29];&quot; &quot;;[.C29];[.D29])" office:value-type="string" office:string-value="NOT_ON_TIMER, // D27 PA4">
            <text:p>NOT_ON_TIMER, // D27 PA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PA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AI 4</text:p>
          </table:table-cell>
          <table:table-cell office:value-type="string">
            <text:p>NOT_ON_TIMER,</text:p>
          </table:table-cell>
          <table:table-cell table:formula="of:=CONCATENATE(&quot;_BV(&quot;;[.D30];&quot;), // D&quot;;[.E30];&quot; &quot;;[.C30];[.D30])" office:value-type="string" office:string-value="_BV(3), // D28 PA3">
            <text:p>_BV(3), // D28 PA3</text:p>
          </table:table-cell>
          <table:table-cell table:formula="of:=CONCATENATE([.F30];&quot;, // D&quot;;[.E30];&quot; &quot;;[.C30];[.D30])" office:value-type="string" office:string-value="3, // D28 PA3">
            <text:p>3, // D28 PA3</text:p>
          </table:table-cell>
          <table:table-cell table:formula="of:=CONCATENATE(&quot;Pin &quot;;[.B30];&quot; &quot;;[.C30];[.D30];&quot; (D &quot;;[.E30];&quot;) &quot;;[.G30])" office:value-type="string" office:string-value="Pin 37 PA3 (D 28) AI 4">
            <text:p>Pin 37 PA3 (D 28) AI 4</text:p>
          </table:table-cell>
          <table:table-cell table:formula="of:=CONCATENATE([.C30];&quot;, // D&quot;;[.E30])" office:value-type="string" office:string-value="PA, // D28">
            <text:p>PA, // D28</text:p>
          </table:table-cell>
          <table:table-cell table:formula="of:=CONCATENATE([.H30];&quot; // D&quot;;[.E30];&quot; &quot;;[.C30];[.D30])" office:value-type="string" office:string-value="NOT_ON_TIMER, // D28 PA3">
            <text:p>NOT_ON_TIMER, // D28 PA3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PA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AI 5</text:p>
          </table:table-cell>
          <table:table-cell office:value-type="string">
            <text:p>NOT_ON_TIMER,</text:p>
          </table:table-cell>
          <table:table-cell table:formula="of:=CONCATENATE(&quot;_BV(&quot;;[.D31];&quot;), // D&quot;;[.E31];&quot; &quot;;[.C31];[.D31])" office:value-type="string" office:string-value="_BV(2), // D29 PA2">
            <text:p>_BV(2), // D29 PA2</text:p>
          </table:table-cell>
          <table:table-cell table:formula="of:=CONCATENATE([.F31];&quot;, // D&quot;;[.E31];&quot; &quot;;[.C31];[.D31])" office:value-type="string" office:string-value="2, // D29 PA2">
            <text:p>2, // D29 PA2</text:p>
          </table:table-cell>
          <table:table-cell table:formula="of:=CONCATENATE(&quot;Pin &quot;;[.B31];&quot; &quot;;[.C31];[.D31];&quot; (D &quot;;[.E31];&quot;) &quot;;[.G31])" office:value-type="string" office:string-value="Pin 38 PA2 (D 29) AI 5">
            <text:p>Pin 38 PA2 (D 29) AI 5</text:p>
          </table:table-cell>
          <table:table-cell table:formula="of:=CONCATENATE([.C31];&quot;, // D&quot;;[.E31])" office:value-type="string" office:string-value="PA, // D29">
            <text:p>PA, // D29</text:p>
          </table:table-cell>
          <table:table-cell table:formula="of:=CONCATENATE([.H31];&quot; // D&quot;;[.E31];&quot; &quot;;[.C31];[.D31])" office:value-type="string" office:string-value="NOT_ON_TIMER, // D29 PA2">
            <text:p>NOT_ON_TIMER, // D29 PA2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P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AI 6</text:p>
          </table:table-cell>
          <table:table-cell office:value-type="string">
            <text:p>NOT_ON_TIMER,</text:p>
          </table:table-cell>
          <table:table-cell table:formula="of:=CONCATENATE(&quot;_BV(&quot;;[.D32];&quot;), // D&quot;;[.E32];&quot; &quot;;[.C32];[.D32])" office:value-type="string" office:string-value="_BV(1), // D30 PA1">
            <text:p>_BV(1), // D30 PA1</text:p>
          </table:table-cell>
          <table:table-cell table:formula="of:=CONCATENATE([.F32];&quot;, // D&quot;;[.E32];&quot; &quot;;[.C32];[.D32])" office:value-type="string" office:string-value="1, // D30 PA1">
            <text:p>1, // D30 PA1</text:p>
          </table:table-cell>
          <table:table-cell table:formula="of:=CONCATENATE(&quot;Pin &quot;;[.B32];&quot; &quot;;[.C32];[.D32];&quot; (D &quot;;[.E32];&quot;) &quot;;[.G32])" office:value-type="string" office:string-value="Pin 39 PA1 (D 30) AI 6">
            <text:p>Pin 39 PA1 (D 30) AI 6</text:p>
          </table:table-cell>
          <table:table-cell table:formula="of:=CONCATENATE([.C32];&quot;, // D&quot;;[.E32])" office:value-type="string" office:string-value="PA, // D30">
            <text:p>PA, // D30</text:p>
          </table:table-cell>
          <table:table-cell table:formula="of:=CONCATENATE([.H32];&quot; // D&quot;;[.E32];&quot; &quot;;[.C32];[.D32])" office:value-type="string" office:string-value="NOT_ON_TIMER, // D30 PA1">
            <text:p>NOT_ON_TIMER, // D30 PA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PA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AI 7</text:p>
          </table:table-cell>
          <table:table-cell office:value-type="string">
            <text:p>NOT_ON_TIMER,</text:p>
          </table:table-cell>
          <table:table-cell table:formula="of:=CONCATENATE(&quot;_BV(&quot;;[.D33];&quot;), // D&quot;;[.E33];&quot; &quot;;[.C33];[.D33])" office:value-type="string" office:string-value="_BV(0), // D31 PA0">
            <text:p>_BV(0), // D31 PA0</text:p>
          </table:table-cell>
          <table:table-cell table:formula="of:=CONCATENATE([.F33];&quot;, // D&quot;;[.E33];&quot; &quot;;[.C33];[.D33])" office:value-type="string" office:string-value="0, // D31 PA0">
            <text:p>0, // D31 PA0</text:p>
          </table:table-cell>
          <table:table-cell table:formula="of:=CONCATENATE(&quot;Pin &quot;;[.B33];&quot; &quot;;[.C33];[.D33];&quot; (D &quot;;[.E33];&quot;) &quot;;[.G33])" office:value-type="string" office:string-value="Pin 40 PA0 (D 31) AI 7">
            <text:p>Pin 40 PA0 (D 31) AI 7</text:p>
          </table:table-cell>
          <table:table-cell table:formula="of:=CONCATENATE([.C33];&quot;, // D&quot;;[.E33])" office:value-type="string" office:string-value="PA, // D31">
            <text:p>PA, // D31</text:p>
          </table:table-cell>
          <table:table-cell table:formula="of:=CONCATENATE([.H33];&quot; // D&quot;;[.E33];&quot; &quot;;[.C33];[.D33])" office:value-type="string" office:string-value="NOT_ON_TIMER, // D31 PA0">
            <text:p>NOT_ON_TIMER, // D31 PA0</text:p>
          </table:table-cell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float" office:value="31">
            <text:p>31</text:p>
          </table:table-cell>
          <table:table-cell office:value-type="string">
            <text:p>PA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B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B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B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B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B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C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C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C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C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C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D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D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D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D7</text:p>
          </table:table-cell>
        </table:table-row>
      </table:table>
      <table:table table:name="Sheet3" table:style-name="ta1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Bobuino.A1:Bobuino.M33">
          <table:sort>
            <table:sort-by table:field-number="4" table:data-type="automatic"/>
          </table:sort>
        </table:database-range>
        <table:database-range table:name="__Anonymous_Sheet_DB__1" table:target-range-address="Calunium.A1:Calunium.M33">
          <table:sort>
            <table:sort-by table:field-number="4" table:data-type="automatic"/>
          </table:sort>
        </table:database-range>
        <table:database-range table:name="__Anonymous_Sheet_DB__2" table:target-range-address="Sheet2.A1:Sheet2.B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20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2-02-10T20:41:23</meta:creation-date>
    <dc:date>2012-03-04T20:48:40</dc:date>
    <dc:creator>james </dc:creator>
    <meta:editing-duration>PT16H54M22S</meta:editing-duration>
    <meta:editing-cycles>5</meta:editing-cycles>
    <meta:generator>LibreOffice/3.4$Unix LibreOffice_project/340m1$Build-402</meta:generator>
    <meta:document-statistic meta:table-count="4" meta:cell-count="890" meta:object-count="0"/>
  </office:meta>
</office:document-meta>
</file>